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LiSong Pro Light" svg:font-family="LiSong Pro Light"/>
    <style:font-face style:name="STSong" svg:font-family="STSong"/>
    <style:font-face style:name="Times" svg:font-family="Times"/>
  </office:font-face-decls>
  <office:automatic-styles>
    <style:style style:name="P1" style:family="paragraph" style:parent-style-name="Standard">
      <style:paragraph-properties>
        <style:tab-stops>
          <style:tab-stop style:position="0.3938in"/>
          <style:tab-stop style:position="0.7875in"/>
          <style:tab-stop style:position="1.1812in"/>
          <style:tab-stop style:position="1.5750in"/>
          <style:tab-stop style:position="1.9688in"/>
          <style:tab-stop style:position="2.3625in"/>
          <style:tab-stop style:position="2.7556in"/>
          <style:tab-stop style:position="3.1493in"/>
          <style:tab-stop style:position="3.5431in"/>
          <style:tab-stop style:position="3.9368in"/>
          <style:tab-stop style:position="4.3306in"/>
          <style:tab-stop style:position="4.7243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Times"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Heiti TC Light" fo:font-size="12.0pt" fo:background-color="#ececec"/>
    </style:style>
    <style:style style:name="P6" style:family="paragraph" style:parent-style-name="Standard">
      <style:paragraph-properties style:line-height-at-least="0.2361in"/>
      <style:text-properties style:font-name="Times" fo:font-size="12.0pt" fo:color="#000000" fo:background-color="#868686"/>
    </style:style>
    <style:style style:name="P7" style:family="paragraph" style:parent-style-name="Standard">
      <style:paragraph-properties fo:margin-bottom="0.1667in" style:line-height-at-least="0.2361in"/>
      <style:text-properties style:font-name="LiSong Pro Light" fo:font-size="12.0pt" fo:color="#000000" fo:background-color="#ececec"/>
    </style:style>
    <style:style style:name="P8" style:family="paragraph" style:parent-style-name="Standard">
      <style:paragraph-properties fo:margin-bottom="0.1667in" style:line-height-at-least="0.2361in"/>
      <style:text-properties style:font-name="LiSong Pro Light" fo:font-size="12.0pt" fo:color="#000000" fo:background-color="#e0e0e0"/>
    </style:style>
    <style:style style:name="P9" style:family="paragraph" style:parent-style-name="Standard">
      <style:paragraph-properties fo:margin-bottom="0.1667in" style:line-height-at-least="0.2361in"/>
      <style:text-properties style:font-name="STSong" fo:font-size="12.0pt" fo:color="#000000" fo:background-color="#e0e0e0"/>
    </style:style>
    <style:style style:name="T1" style:family="text">
      <style:text-properties fo:color="#052726"/>
    </style:style>
    <style:style style:name="T2" style:family="text">
      <style:text-properties style:font-name="Heiti TC Light"/>
    </style:style>
    <style:style style:name="T3" style:family="text">
      <style:text-properties fo:font-style="italic" fo:font-style-asian="italic" fo:font-style-complex="italic"/>
    </style:style>
    <style:style style:name="T4" style:family="text">
      <style:text-properties style:font-name="Times" fo:font-style="italic" fo:font-style-asian="italic" fo:font-style-complex="italic"/>
    </style:style>
    <style:style style:name="T5" style:family="text">
      <style:text-properties style:font-name="LiSong Pro Light" fo:letter-spacing="0.0000in"/>
    </style:style>
    <style:style style:name="T6" style:family="text">
      <style:text-properties fo:letter-spacing="0.0000in"/>
    </style:style>
    <style:style style:name="T7" style:family="text">
      <style:text-properties fo:letter-spacing="0.0000in" fo:color="#032726"/>
    </style:style>
    <style:style style:name="T8" style:family="text">
      <style:text-properties style:font-name="Times" fo:letter-spacing="0.0000in"/>
    </style:style>
    <style:style style:name="T9" style:family="text">
      <style:text-properties style:font-name="Times" fo:font-style="italic" fo:font-style-asian="italic" fo:font-style-complex="italic" fo:letter-spacing="0.0000in"/>
    </style:style>
    <style:style style:name="TableColumn1" style:family="table-column">
      <style:table-column-properties style:column-width="3.4625in" style:rel-column-width="32767*"/>
    </style:style>
  </office:automatic-styles>
  <office:body>
    <office:text>
      <text:p text:style-name="P1"/>
      <text:p text:style-name="P2">柳春春阿忠   |  2020.07.12 17:52   |   <text:a xlink:type="simple" xlink:href="http://palinfo.habago.org/Entry?Command=Information_PrintForum&amp;iPage=1#FORUM39827"><text:span text:style-name="T1">#</text:span></text:a></text:p>
      <text:p text:style-name="P3"><text:span text:style-name="T2">Free Assange @ palinfo.habago.org <text:line-break/>youtube palylist <text:line-break/></text:span><text:a xlink:type="simple" xlink:href="https://www.youtube.com/playlist?list=PLr4bsWmx9tAQdR3e-A5AjOihBffF1bnp4"><text:span text:style-name="T3">https://www.youtube.com/playlist?list=PLr4bsWmx9tAQdR3e-A5AjOihBffF1bnp4</text:span></text:a><text:span text:style-name="T2"><text:s/><text:line-break/><text:line-break/>（4至6月份我明天補上傳～）</text:span></text:p>
      <text:p text:style-name="P2">陳真   |  2020.07.12 02:19   |   <text:a xlink:type="simple" xlink:href="http://palinfo.habago.org/Entry?Command=Information_PrintForum&amp;iPage=1#FORUM39825"><text:span text:style-name="T1">#</text:span></text:a></text:p>
      <text:p text:style-name="P4">(續) <text:line-break/><text:line-break/>靜站結束，回到高雄了，感覺就像脫了一層皮。最近天熱高溫，靜站要防止脫水。各人應衡量己身健康狀況，切莫勉強來參加。AIT 那邊比較沒有日曬，但是，重點是高溫而非陽光，沒有直接日曬還是一樣會有熱衰竭或甚至中暑的危險；若沒有及時降溫散熱或補充鹽水與運動飲料等，會有致死高風險，特別是幼兒與老人或有三高問題及體重過重者，不可不慎。 <text:line-break/><text:line-break/>接續之前說的。阿水律師拜託別再亂貼了。你怎麼會去找一些綠到爆、綠到化膿流汁的綠媒記者，要我們向他們學習如何判斷新聞品質與資訊真假？那就好像要我們向詐騙集團學習如何培養誠實的美德一樣荒唐。拜託，這裏不是巴勒網幼兒園，我們也不是腦殘，你常貼這樣一些東西我真的覺得很累。 <text:line-break/><text:line-break/>我不知道你推薦的這位洪聖斐是誰，但我知道這位媒體高層所屬的「新頭殼」媒體，簡直就是綠到爆，綠到化膿流汁。你從一個人的一些言論，馬上就能知道對方之知識與文化水平及道德素質。比方說，你看這位洪記者兼洪教授寫的文章： <text:line-break/><text:line-break/><text:a xlink:type="simple" xlink:href="https://bit.ly/2ZgJoKa"><text:span text:style-name="T4">https://bit.ly/2ZgJoKa</text:span></text:a><text:s/><text:line-break/><text:line-break/>標題寫著：「韓導給全台灣人民上的一次寶貴的媒體識讀課」。內文則說：韓國瑜的「行徑」，為大家「示範」了他「如何製造媒體亂象」。很離譜吧！韓國瑜居然變成「媒體亂象」的凶手。為什麼呢？洪記者說，因為韓國瑜在「總統選舉政見會上說自己被90%的媒體抹黑」。洪記者說這是「鬼扯」。 <text:line-break/><text:line-break/>可是，這不是明明白白的事實嗎？怎麼會是鬼扯？洪記者譴責說：韓國瑜為何不提他選高雄市長時媒體大多對他採「正面」報導？洪說，就是這樣一種「媒體跟風」、「媒體亂象」，才讓韓國瑜選上高雄市長。洪說，韓國瑜不能怪90%的媒體抹黑，而只能「怪他自己在高雄太混了，混到市民怨聲載道」，使得媒體「不得不」誠實報導韓國瑜的真相。因此，正是韓國瑜自己製造了「媒體亂象」。 <text:line-break/><text:line-break/>最後，洪記者兼洪教授並呼籲「視聽大眾」務必擁有阿水律師所推薦的什麼「媒體閱聽素養」，要大家學習如何去判斷媒體的好壞。洪說，他在大學任教，他的學生們懂得從各個指標去判斷媒體好壞，結果學生們一致認為蘋果日報最為客觀中立。 <text:line-break/><text:line-break/>它媽的，蘋果日報是CIA辦的報紙，還會客觀中立？ <text:line-break/><text:line-break/>洪記者兼洪教授還教訓韓國瑜說：「享有鎂光燈的人，豈可只想著被吹捧，不容檢視？」 <text:line-break/><text:line-break/>洪記者兼洪教授的結論是：「韓國瑜給大家上了寶貴的一課，提供了重要的負面教材！想要擺脫媒體亂象，請大家千萬要記住這個教訓，不要再讓有權有勢的人結合有錢可以壓死人的，威脅利誘媒體去做惡了！ <text:line-break/><text:line-break/>你看，這種記者，這種教授，很荒唐很不可思議吧！這種鳥話居然也講得出來！真是很可恥！每天鋪天蓋地抹黑造謠無所不用其極的齷齪綠媒沒有錯，反而是每天被造謠抹黑栽贓醜化整整一兩年的韓國瑜，反倒成為製造媒體亂象的負面教材。他媽的講這種話還有人性嗎？ <text:line-break/><text:line-break/>洪罵完韓國瑜製造媒體亂象之後，接著罵馬英九和柯文哲說，在他們的主政下，「記者不但被警察打，甚至還被警察拘禁」，並同時譴責香港警察不但「毆打手無寸鐵的民眾，而且同樣也不放過媒體」。 <text:line-break/><text:line-break/>洪記者兼洪教授網上文章一大堆，荒腔走板，睜眼說瞎話。我覺得，一個學生，除非極重度腦殘，否則遇到這種老師應該會吐血吧？ <text:line-break/><text:line-break/>我再舉一篇為例，洪寫於今年四月二十二日： <text:line-break/><text:line-break/><text:a xlink:type="simple" xlink:href="https://bit.ly/2Cv1LlB"><text:span text:style-name="T4">https://bit.ly/2Cv1LlB</text:span></text:a><text:s/><text:line-break/><text:line-break/>標題是：「打大學生的到大學演講，台灣平行時空的荒謬見證」。內文誣指統促黨主席張安樂之統促黨「毆打大學生」，洪說，這樣一個人憑什麼被邀請到大學演講？ <text:line-break/><text:line-break/>洪說：「此一邀請活動已違背知識人的學術份際，濫用了社會授予大學的講學自由」，「這整件事情見證了台灣平行時空的荒謬：打大學生的人利用講學自由到大學對大學生演講，反對言論自由的假藉言論自由散播假訊息，反民主選舉的 (馬英九) 利用民主選舉當了8年總統。」 <text:line-break/><text:line-break/>洪先生的結論是：「台灣是個平行空間。我們需要的轉型正義，不是只追究過去獨裁者及其黨羽的種種暴行，而是要徹底翻轉獨裁時代留下來的反民主、反自由政治文化。正如戰後德國與日本的重建，是從『去納粹』與『去軍國主義』著手，台灣也需要徹底的去除獨裁專制時代遺留下來的文化。」 <text:line-break/><text:line-break/>一個人，居然可以胡扯瞎掰到這種地步，我真是很無言。他是以為台灣人全是腦殘嗎？   <text:line-break/><text:line-break/>罵完統促黨和國民黨「反民主」、「反自由」、「反選舉」的「獨裁暴行」之後，洪記者兼洪教授高聲歌頌起香港覺青的偉大革命行動來了，說這是「基督教倫理學」對於中共暴政的一種偉大的「武力反抗」。他說：「香港人面對『持續性的威脅與殺害無辜人命』的暴力政權，若還要譴責人民武裝抗暴，那是假中立且不符合聖經的教導。」 <text:line-break/><text:line-break/><text:a xlink:type="simple" xlink:href="https://bit.ly/2AO9hYo"><text:span text:style-name="T4">https://bit.ly/2AO9hYo</text:span></text:a>  <text:line-break/><text:line-break/>在另一篇文章裏，洪教授這回是譴責洪秀柱，並進一步比較國民黨與納粹的「多麼相似」。標題是：「中國國民黨黨國體制與納粹治國異曲同工」。 <text:line-break/><text:line-break/><text:a xlink:type="simple" xlink:href="https://bit.ly/2ZYLH3P"><text:span text:style-name="T4">https://bit.ly/2ZYLH3P</text:span></text:a><text:s/><text:line-break/><text:line-break/>起因是洪秀柱當初代表國民黨選總統時，曾經發文感嘆台灣民粹主義肆虐，如同納粹治國。洪教授罵說：「洪秀柱讀書有限，意識形態也遮蔽了她的理性邏輯思維。既然自己的能力有限，還是少寫東西來洩自己的底。少搬石頭砸自己的腳比較好。」 <text:line-break/><text:line-break/>洪教授說，國民黨才是「納粹治國」。為什麼呢？洪教授說，納粹的特徵就是，他「要的不只是政權，而且是『完全掌權』，掌握『全部政權』；甚至不以取得『全部政權』為滿足，還要進一步將整個社會收編進來。...將農業界、工業界、知識界與輿論界牢牢掌控。」 <text:line-break/><text:line-break/>這些特徵聽起來，根本就是在描述民進黨不是嗎？這個人渣黨最近居然還沒收了農田水利會數千億的資產，至於各種貪贓枉法與分贓酬庸，更不在話下，大概可以寫成一本三萬頁的巨著，就像一群政治吸血寄生蟲，不吸乾整個島嶼不會罷休，貪婪無度、無法無天到極點。 <text:line-break/><text:line-break/>但你幾時看過那些滿口理想的什麼親綠學者或綠油油人士對此有過一句批評？他媽的，我們還得跟這樣一些人學習如何分辨善惡是非與判斷媒體資訊之真假？我實在覺得很煩。再有這類無恥鳥話，我會刪除，它媽的真是荒唐透了頂。</text:p>
      <text:p text:style-name="P2">陳真   |  2020.07.11 18:16   |   <text:a xlink:type="simple" xlink:href="http://palinfo.habago.org/Entry?Command=Information_PrintForum&amp;iPage=1#FORUM39824"><text:span text:style-name="T1">#</text:span></text:a></text:p>
      <text:p text:style-name="P5">阿水律師，你以為巴勒網的人是腦殘嗎？真是荒唐透了頂。你乾脆叫大家去向阿扁或李登輝及蔡啥小學習清廉之道好了。拜託別再瞎掰，這樣我很累。 <text:line-break/><text:line-break/>以後凡是胡扯瞎掰造謠抹黑的留言或轉貼，我儘可能一概刪除而不想浪費時間去澄清宛如海嘯一般永無止境的謊言。 <text:line-break/><text:line-break/>這些謊言，百分之九十九點九九九九九是綠色的或西方的，特別是島內綠媒，幾乎根本沒有一句話可信，完全擺明就是要造謠。 <text:line-break/><text:line-break/>相反地，祖國媒體或俄羅斯媒體，可信度非常高，而且精確有內涵，幾乎百分之百可信。他們根本沒有造謠的必要，因為光是要澄清西方宛如海嘯一般的謊言與造謠抹黑之萬分之一或百萬分之一，恐怕都已經要累死了，哪還需要製造假新聞。 <text:line-break/><text:line-break/>另外，這些年來，島內凡是掛著什麼改革旗號，言行裝模作樣的，包括什麼媒體改革，什麼司法改革，什麼國會堅督什麼碗糕的，全部是綠油油的惡勢力；或是什麼打擊假新聞的機構，本身就是專門在製造假新聞的CIA走狗及綠營打手。這點基本事實與普通常識，你真的不懂嗎？ <text:line-break/><text:line-break/>剛離開AIT，剛靜站完，現在在回高雄的車上，很累。至於張作錦，又是另一種故事了。有空再說。先寫這樣。</text:p>
      <text:p text:style-name="P2">阿水   |  2020.07.11 17:06   |   <text:a xlink:type="simple" xlink:href="http://palinfo.habago.org/Entry?Command=Information_PrintForum&amp;iPage=1#FORUM39823"><text:span text:style-name="T1">#</text:span></text:a></text:p>
      <text:p text:style-name="P4">念淨， <text:line-break/><text:line-break/>「我覺得很吃驚的就是為什麼台灣過去還能寫出這些東西，而現在連一點基本的反省跟自覺都沒有」 <text:line-break/><text:line-break/>如您所說的，因爲「都沒有」，才有團體在提倡閱聽人的「媒體識讀」能力： <text:line-break/><text:line-break/>洪聖斐｜媒體識讀－當代人人必備的能力 <text:line-break/><text:line-break/>原文網址：https://www.feja.org.tw/44744</text:p>
      <text:p text:style-name="P2">李念淨   |  2020.07.11 09:54   |   <text:a xlink:type="simple" xlink:href="http://palinfo.habago.org/Entry?Command=Information_PrintForum&amp;iPage=1#FORUM39822"><text:span text:style-name="T1">#</text:span></text:a></text:p>
      <text:p text:style-name="P5">在巴勒網經常都可以看到一些很舊的文章 <text:line-break/>我覺得很吃驚的就是為什麼台灣過去還能寫出這些東西，而現在連一點基本的反省跟自覺都沒有 <text:line-break/><text:line-break/>這些二三四十年以前的東西放在今天居然也能完完整整的用在上面 <text:line-break/><text:line-break/>_______ <text:line-break/><text:line-break/><text:line-break/>媒體不要自作奴僕！ <text:line-break/>文 / 張作錦 <text:line-break/>1995-03-15 <text:line-break/><text:line-break/>如果「天下沒有白吃的午餐」是經濟事務上的通則，那麼「天下沒有不箝制言論自由的政權」，應該是政治事務上的規律。 <text:line-break/><text:line-break/>蓋權力使人腐化，愈腐化的權力就愈想掌權，那些見不得人的事就愈不敢讓人發現，於是有權的人乃千方百計摀住新聞界的嘴，不讓它說話；或捏著新聞界的嘴，讓它說言不由衷的宣傳台詞。 <text:line-break/><text:line-break/>研究民主政治和言論自由的人，最常引用兩個人的名言－－孟子說：「民為貴，社稷次之，君為輕。」湯瑪斯．傑佛遜說：「如果必須在有政府而無報紙，或有報紙而無政府兩者中選一個，我將毫不遲疑地選擇後者。」孟子是學者、是教授，自不難「立異鳴高」，若他當了執政者會怎樣？恐怕難說。否則中國何以在歷朝歷代的帝王中，竟找不到一個孟子？傑佛遜的話雖然使新聞界臉上飛金，但他當了總統與報界相處並不融洽，他還為自己發起一項「退報運動」，拒看某些嚴苛批評他的報紙。 <text:line-break/><text:line-break/>「比國民黨還要嚴重」 <text:line-break/><text:line-break/>「天下沒有不箝制言論自由的政權」這種現象，目前自是亦然存在。大家看到這句話時，立即會想到國民黨，這當然不錯，不過民進黨現在也「升級」到可以箝制言論自由了。 <text:line-break/><text:line-break/>在台北市議會，國民黨和新黨議員醞釀全數刪除「台北電台」的預算。國民黨籍的李慶安指出：陳水扁上台後，台北電台已徹底「綠化」，成為文宣傳工具，未經議會認可的「政策」，都在台北電台大肆推銷。新聞處不斷指示台北電台播出的內容以及上節目的人選，十足是媒體的黑手。新黨籍的費鴻泰說：民進黨口口聲聲爭取言論自由，爭取頻道的開放，但是自已擁有媒體後，一樣操縱、干涉新聞言論自由，「比國民黨還要嚴重」！ <text:line-break/><text:line-break/>這事可能有政黨鬥爭成分，但民進黨人對言論自由的態度使人疑慮，也不自今日始，只舉一例：民國八十一年四月二十一日省營新生報刊登一則未經查證的消息，損及民進黨的形象，二十二日及時更正，但是當日下午民進黨籍省議員把新生報社長、總編輯和記者召到省議會議場痛罵，以報紙敲打、潑茶水，最後又以記者「坐姿不佳」把他驅逐出場。這還不是孤例，像民進黨的中常會就曾拒絕記者採訪過。 <text:line-break/><text:line-break/>就在兩黨議員磨刀霍霍要砍台北電台預算時，電台台長靳榕生因「性騷擾」案被停職。早在「案」發之前，靳榕生曾向一位市議員訴苦，謂他接到指示，要台北電台做一些節目，與「地下電台」和「第四台」同步播出，他覺得這樣不妥當，遲遲未做，可能要被「整」。這當然是一面之詞，而有無騷擾之事也要靠調查做依據。不過有一點叫人好奇的是：如果靳榕生充分「合作」，他即使真有騷擾的行為，還會被舉發、停職嗎？ <text:line-break/><text:line-break/>對國民黨議員發動刪除台北電台預算，陳水扁市長很光火，他警告國民黨別逼他，否則他可下令要國民黨中央黨部新建大樓停工，台北市民以六十多萬票把「阿扁」送進市府，對他期望很高，幾個月來他表現得也很令人滿意。但這句話卻說得十分有失立場，使人對他的施政減少幾分信心。國民黨中央黨部的工程如不合法，根本就不能讓它建；如果手續完備，怎麼能把他人合法的權益拿來作政黨的鬥爭工具？這與民進黨和「阿扁」過去一向主張的「依法行政」和「行政中立」相去太遠了！ <text:line-break/><text:line-break/>「阿扁市長」又說，國民黨一向強力干預三家電視台的節目內容，那些國民黨的民代為何不追究？「阿扁」的這一「質詢」，真是大哉問，說出了民眾的心聲。不過問題是：即使國民黨籍的民代沒有制衡他們自己的黨，也不妨礙他們來制衡民進黨。「阿扁市長」只要自問：你是否也像國民黨一樣，把公器作為私產？ <text:line-break/><text:line-break/><text:line-break/>民進黨目前在少數縣市執政，將來若掌握中央政府，我不覺得我們的言論自由會有更多的保障，更大的進步。也許有人問，讓新黨執政會不會好一些呢？這個問題不必回答，只要有一項事實：去年底選舉，新黨對三台封鎖他們的新聞，反應強烈，並有集結抗爭的動作。他們所處的政治環境，當然叫人同情，但是新黨諸君子當年在國民黨中時，三台封鎖民進黨的程度尤為滴水不漏，卻未見他們挺身出來，為言論自由說過半句話。 <text:line-break/><text:line-break/>從上述國民黨、民進黨和新黨人士的行為，可以看出：今天在中華民國，談論言論自由的人多，實踐言論自由的人少；原因是大家並不真心信仰它，只是把它作為牟取私利、打擊敵人和裝扮自己的工具，一旦目的達到，它就秋扇見捐一文不值了。所以，社會要求國民黨「黨政軍退出三台」。這當然應該，而且早就應該；問題是他們退出之後誰來？會不會由某一個團體的壟斷換到另一個團體的壟斷？由甲乙的操縱換到丙丁的操縱？兩個王朝打仗，勝方接收了敗方的奴僕，但奴僕到了哪一邊都是奴僕。血染征袍的百戰將軍，會把戰利品的奴僕輕易放掉？不為自已的利益而純粹為奴僕的自由而打仗的，歷史上好像還沒有過這樣偉大的事蹟－－連美國的南北戰爭都不完全是。 <text:line-break/><text:line-break/>自由是爭來的 <text:line-break/><text:line-break/>所以言論自由的根本問題是：媒體不要自作奴僕。權力使人腐化，古往今來好像還找不到反證，只是腐化的程度不同而已！掌權者為掩飾其腐化，就一定要箝制言論自由，所以我們不能指望有權力的政府、有權力的政黨、有權的各種各類團體以及有權力的個人，會放棄他們對言論自由的操控與侵蝕，所以媒體要主動爭取。縱觀各國的新聞史，言論自由都是爭來的。 <text:line-break/><text:line-break/>解嚴之後，黨禁、報禁開放之後，台灣言論自由的空間好像無限寬廣，新聞界大嗚大放似亦百無禁忌。但若從精微處觀察考究，情況又不盡然。看看某些報紙對某黨某人輸誠表態地一面倒，聽聽三台每天新聞的第一條，彷彿使人進入時光隧道，回到十多年前的「威權時代」。但今昔不同的是：從前多半是被迫，現在多半是甘願； <text:line-break/><text:line-break/>從前是人身安全的考慮，現在是官位安全或政治利益安全的考慮； <text:line-break/><text:line-break/>從前是別人從新聞界手中拿走了言論自由，現在是新聞界拱手送出了言論自由，別人拿走了，向對方爭；自己送走了，就只能向自已爭了。 <text:line-break/><text:line-break/>一點也不錯，去自已的心中之賊、不自作奴僕，是新聞界爭取言論自由的最後一仗！ <text:line-break/><text:line-break/>要打這一仗，先要有「危機意識」，次要有「敵情觀念」，還要完成「精神動員」；以今天的新聞界，做得到嗎？ <text:line-break/><text:line-break/><text:a xlink:type="simple" xlink:href="https://www.gvm.com.tw/article/3820?si=e68c133cb8f035830dc208860594699e"><text:span text:style-name="T4">https://www.gvm.com.tw/article/3820?si=e68c133cb8f035830dc208860594699e</text:span></text:a></text:p>
      <text:p text:style-name="P2">許世勤   |  2020.07.09 09:55   |   <text:a xlink:type="simple" xlink:href="http://palinfo.habago.org/Entry?Command=Information_PrintForum&amp;iPage=1#FORUM39821"><text:span text:style-name="T1">#</text:span></text:a></text:p>
      <text:p text:style-name="P4">Bella Hadid是巴勒斯坦裔的super model，最近因為她在自己的Instagram貼了一張她父親的巴勒斯坦護照，並發文自己以身為巴勒斯坦人為榮。她也曾經參與抗議Trump有關耶路薩冷是以色列首都的行動，但是Instagram卻以她的貼文是「仇恨言論、羞辱與霸凌」為由而將之刪除！不僅是Instagram，其母公司Facebook自2018年以來，任何站內社群或言論，只要與「委內瑞拉」、「抗議以色列」或「支持巴勒斯坦」等等，皆會被以「違反」社群中「禁止仇恨言論」的政策而遭刪除，至今已有800個相關社群被禁止了。 <text:line-break/><text:line-break/>西方世界對於言論的查核標準，基本上就是以「實質統治者」的利益為核心，我猜這批實質統治者大概都有很深厚的猶太背景「猶太復國主義」，不然難以解釋為何在美國對以色列的相關評論，經常被以該言論是Anyi-Semitism為由而刪除。而Trump目前遭到各大社群媒體的追殺，應該理解為在Trump的愚蠢政策下，這些統治者繼續實質奴役美國及世界將有困難，所以目前在美國上演的各種「反仇恨」運動卻變相成為另一種censorship，只要不合我意，直接在對手身上貼上racism等標籤就好了。 <text:line-break/><text:line-break/>目前在美國上演的各種有的沒的運動，經常夾帶著「為了民主」「反歧視」這個神聖標籤，卻上演著連美國人都認定的「雙重標準」。對於異議者，經常以妖魔化的手法來將對手抹黑、抹臭。對比來說，中國大陸在其官方言論與行動上反而有良好的可預測性，這種說一是一、實事求是的精神才是「法治」精神。 <text:line-break/><text:line-break/>原文網址：<text:a xlink:type="simple" xlink:href="https://www.rt.com/news/494165-bella-hadid-instagram-palestine/"><text:span text:style-name="T4">https://www.rt.com/news/494165-bella-hadid-instagram-palestine/</text:span></text:a><text:s/></text:p>
      <text:p text:style-name="P2">欧阳阳   |  2020.07.09 07:51   |   <text:a xlink:type="simple" xlink:href="http://palinfo.habago.org/Entry?Command=Information_PrintForum&amp;iPage=1#FORUM39820"><text:span text:style-name="T1">#</text:span></text:a></text:p>
      <text:p text:style-name="P5">边芹对中西文化的一些解剖；中国人最近升起的一些对自己文化的一点自信心或者主人意思，我认为这个很重要！ <text:line-break/><text:line-break/>边芹解剖学系列之一：不可比的不要比 <text:line-break/>链接：<text:a xlink:type="simple" xlink:href="https://www.guancha.cn/BianQin/2013_10_12_177713.shtml"><text:span text:style-name="T4">https://www.guancha.cn/BianQin/2013_10_12_177713.shtml</text:span></text:a><text:s/><text:line-break/><text:line-break/>“与西方社会打交道一般是先甜后苦，与中国社会打交道则正相反，是先苦后甜。有个相识的小孩被送去英国读书，走前小脑瓜里早埋下了定势思维：中国人不好，素质啊，等等。初到英国，人问那边怎么样？答：西人文明友爱，有中国人的地方就不行（估计指华人区）。几年后，问有没有结交几个友好白人？答：一个没有。再问有没有朋友？答：有。问什么人？中国人。” <text:line-break/><text:line-break/>“被中国人捧角的西方中国通绝对没有可能在其母国搭乘进入上层建筑的直通车主导文化比较的话语，有自我意识的上层建筑必有厚厚的城墙，开放并不是来者不拒。 <text:line-break/><text:line-break/>要打破这条思维轨道，割断精神模仿的链条，就得从话语的流向中突围，树立一个新观念，即：不可比的不要比。我们看到缺陷的背面往往也有优点，而优点的后面常常暗藏着缺陷，所以中西比对已到了绕开现象看本质的关头。” <text:line-break/><text:line-break/><text:line-break/>边芹解剖学系列之五——陌生人文化：主人还是客人 <text:line-break/>链接：<text:a xlink:type="simple" xlink:href="https://www.guancha.cn/BianQin/2013_10_12_177713.shtml"><text:span text:style-name="T4">https://www.guancha.cn/BianQin/2013_10_12_177713.shtml</text:span></text:a><text:s/><text:line-break/>“中国人短时旅西看到西人守秩序、照顾环境的行为，会莫名其妙地过度感动，立刻联想到“无私品德”，有如瞥见“文明曙光”，回过头来自惭形秽，也是因为中国人老把这种“利我”行为抬高到“利他”行为，看到西方人普遍能做，而自己国家“共产主义教育”经年却达不到普遍能为，心理的落差可想而知。这种落差经浮光掠影的文人之笔，二次甚至三次过度放大，由此编织了中国人对西方误读的幕布之一。这层幕布目前在中国已张得很大很厚，深入民间潜意识，形成深不见底的自贱心理，尤其阻止我们更为清醒和理性地看待西方。有时看着国人注视洋人的眼神（多情和莫名的受宠），特别是那些刚踏上西土的人矫情和得势交织在一起的表情，我心便抽紧，因为我知道那一闪即逝的神情后面是已积攒得太厚的卑贱。”</text:p>
      <text:p text:style-name="P2">陳真   |  2020.07.09 02:21   |   <text:a xlink:type="simple" xlink:href="http://palinfo.habago.org/Entry?Command=Information_PrintForum&amp;iPage=1#FORUM39819"><text:span text:style-name="T1">#</text:span></text:a></text:p>
      <text:p text:style-name="P4">(續) <text:line-break/><text:line-break/>全部看完了，拍得不錯。沒時間看全部的，請再繼續看： <text:line-break/><text:line-break/>29分45秒到30分45秒。 <text:line-break/><text:line-break/>38分到47分 <text:line-break/><text:line-break/>54分到最後 <text:line-break/><text:line-break/>無論是文字、影像或聲音，我們肉眼看到的都是同樣的東西，但是心裏邊「看到」的，是不是還一樣呢？打動我的，是不是也打動了你？ 許多時候，這就像在給人打暗號似的，在茫茫人海時空中尋找知音。 <text:line-break/><text:line-break/>我平常儘可能避免去看例如像這樣一種水平的大陸節目或影片，就如同我二十多年來天天宣導陳曉楠的「冷暖人生」，但我自己倒是已經十年以上沒看了；只錄不看，打算錄給後代的人看，錄給我的小孩看，我自己不看了，看多了只是憑添憂傷。但我倒是很希望那些活在空洞概念與謊言裏頭的人不妨多看，相信是可以治療各類型腦殘的。</text:p>
      <text:p text:style-name="P2">陳真   |  2020.07.08 19:34   |   <text:a xlink:type="simple" xlink:href="http://palinfo.habago.org/Entry?Command=Information_PrintForum&amp;iPage=1#FORUM39818"><text:span text:style-name="T1">#</text:span></text:a></text:p>
      <text:p text:style-name="P5">謝謝從輔，我趁著沒病人時三分五秒零碎地看，現在只看到30分鐘處。沒時間看或不想看全部的人，強烈推薦各位看 20:00到30: 00，也就是採訪護士那一段，務必看完一整段，算是我的一個懇求吧： <text:line-break/><text:line-break/><text:a xlink:type="simple" xlink:href="http://shorturl.at/aHUY3"><text:span text:style-name="T4">shorturl.at/aHUY3</text:span></text:a><text:s/><text:line-break/><text:line-break/>不知道為什麼，我就是喜歡大陸，喜歡她的一切。即便是三十幾年前當我是個台獨叛亂犯時，我還是一樣為大陸的人與風土文物及歷史山河著迷。 <text:line-break/><text:line-break/>仇中反華是很荒唐的，就算是一個如同我當年那樣、真正意義上的台獨份子，也沒有任何理由要去排斥這樣一些極其動人的人事物。 <text:line-break/><text:line-break/>年過半百，也許是情感變得更加脆弱敏感，對於大陸的愛慕之心更是一天比一天強烈；彷彿惟有感情才是人事物的一切意義所在。西方社會一樣有山明水秀，一樣有花花草草，一樣有飛禽走獸，一樣有各種歷史滄桑，但是，「家」的氣味終究還是不一樣，從而使得一切變得如此不同。 <text:line-break/><text:line-break/>我還是喜歡劍橋，畢竟我一生最好的十年青春都在那裡渡過，但它終究不是我的「家」，就算我在那裡住上一百年，住上三代人，它仍然還是異國它鄉。 <text:line-break/><text:line-break/>異鄉之美，就像一種玩具，美則美矣，卻缺乏內在更深沉的血肉情懷；它終究不是敘述著「我」的故事，我無法為之動情。特別是在這樣一種中美鬥爭急遽惡化的世紀末氛圍中，敵我之間嚴重割裂，當洋人普遍視你為敵，或視你為不相干之外人，你大概也很難再說什麼你家就是我家或什麼他們的歷史就是我的歷史。 <text:line-break/><text:line-break/>台灣當然也(曾經)是我的家，但這個「家」，就如同我在二十年前寫的一系列文章所說，「家鄉如異鄉」，就像被惡鬼下了詛咒的島嶼，人渣橫行，價值崩盤，善惡是非顛倒，乃至於認賊作父，仇恨骨肉家人，踐踏與蔑視自身的文化與血統，這還像個「家」嗎？ <text:line-break/><text:line-break/>最近跟學姐說，期待將來小孩上了小學中高年級之後，開始有自己的生活圈，慢慢不再黏著父母時，希望趁著有生之年還能走動時，我要沿著前人足跡，看遍祖國山河每一寸土地，了我一生最後的一點個人心願。</text:p>
      <text:p text:style-name="P2">孫從輔   |  2020.07.08 16:08   |   <text:a xlink:type="simple" xlink:href="http://palinfo.habago.org/Entry?Command=Information_PrintForum&amp;iPage=1#FORUM39817"><text:span text:style-name="T1">#</text:span></text:a></text:p>
      <text:p text:style-name="P4">我推薦一個日本導演竹內亮拍的武漢十日紀實影片 <text:line-break/>A Japanese Director's 10-day documentary on Wuhan <text:line-break/><text:line-break/><text:a xlink:type="simple" xlink:href="https://www.youtube.com/watch?v=N4ABOJ1y5iM"><text:span text:style-name="T4">https://www.youtube.com/watch?v=N4ABOJ1y5iM</text:span></text:a><text:s/><text:line-break/><text:line-break/>非常感人，且不濫情，不預設立場，是我很喜歡的風格。 <text:line-break/><text:line-break/>1:00--2:19之間是一段對送外賣的老計的訪問。導演提出日本民眾問武漢人的問題：「怕不怕作為一個武漢人，被外地人歧視，被外國人歧視，怕不怕？」 <text:line-break/><text:line-break/>老計說：「我不怕，但是我介意。不是因為介意我自己。我之前發過微博，那個美國駐華大使館發微博講，把這個病毒叫做武漢病毒。你把它摻雜到政治裡，我覺得就不對。另外一個，武漢人確實付出的太多了，在那個時候。那麼叫武漢病毒對武漢人不公平，所以我覺得對武漢人很不公平，所以我發了個微博就罵，罵了特朗普。」 </text:p>
      <text:p text:style-name="P2">陳真   |  2020.07.08 02:10   |   <text:a xlink:type="simple" xlink:href="http://palinfo.habago.org/Entry?Command=Information_PrintForum&amp;iPage=1#FORUM39816"><text:span text:style-name="T1">#</text:span></text:a></text:p>
      <text:p text:style-name="P5">隨手找一些剪報及資料，讓大家溫故知新。 <text:line-break/><text:line-break/>台灣政治之骯髒齷齪與貪婪，卻又大獲全勝，大好人變大惡棍，人渣變英雄，變暖男，變民主鬥士，我很無言。 <text:line-break/><text:line-break/>至於國民黨，除了韓國瑜、洪秀柱等極少數人之外，其他幾乎都是在打假球；他們跟綠營其實是利益共同體。 <text:line-break/><text:line-break/>台灣就像一塊肥肉，藍綠分而食之。過去是國民黨吃肉，民進黨喝湯，現在是民進整隻全吃，吐一點骨頭讓國民黨啃。誰真心想打破這個分贓宿命，誰就會像韓國瑜一樣，被打成過街老鼠，全民喊打。 <text:line-break/><text:line-break/>陳真 <text:line-break/><text:line-break/>2020. 07. 08. <text:line-break/><text:line-break/>==================== <text:line-break/><text:line-break/>邱毅『談天論地話縱橫』 <text:line-break/><text:line-break/>2020年7月2日 <text:line-break/><text:line-break/>蔡英文提名陳菊掌監院，明著就是要向大眾傳遞三個訊息： <text:line-break/><text:line-break/>一是蔡英文已是大權一把抓，趙孟可貴之，亦可賤之，老娘想用什麼人，坐什麼位子，天下人都必須俯伏聽命，五體投地，三呼萬歲。 <text:line-break/><text:line-break/>二是監察院自此成為體制內最大的東廠，藍營執政的縣市首長和大小官員，日後該知道應效忠誰、聽命誰。藍營在2018年九合一選戰的勝果，從今爾後完全沒收，韓國瑜被罷免後，若還想露臉出頭，監察院就等著大刑伺候你。 <text:line-break/><text:line-break/>三是別再扯蔡英文的「假博士問題」，即使有什麼積極証據，監察院也會吃掉案子，那個法官檢察官敢插手此案，監察院就會找上誰，包準讓你倒霉透頂，當然陳菊的那些大小弊案也要湮消雲散了。 <text:line-break/><text:line-break/>總之，蔡英文這個人事命令就是宣布台灣走進「獨裁體制」，從此貪腐當道，貪官橫行，群魔亂舞。我始終納悶的是，這樣一個獨裁與貪腐並行的政權，卻還能得到廣大年輕人的支持擁戴，這個世界是不是已經瘋狂了呢？ <text:line-break/><text:line-break/>=============== <text:line-break/>邱毅『談天論地話縱橫』 <text:line-break/><text:line-break/>2017年11月14日 <text:line-break/><text:line-break/>獵雷艦弊案越滾越大，藍綠都被捲入，成為政治角力的另一個新戰場。 <text:line-break/><text:line-break/>慶富造船的老板叫陳慶男，這家公司原承造遠洋漁船，並做些漁產加工的活，後來發現軍中和海巡署的造艦獲利大的多，便積極投入政商關係的運作。 <text:line-break/><text:line-break/>高雄有個政商勾結的團体，叫《漢來幫》，龍頭老大是陳水扁的核心幕僚長陳哲男，陳哲男的兩個兒子，陳其堯從商，陳其邁從政，外界都稱陳哲男父子是陳水扁的《分身》，陳慶男就靠出錢出力拍馬屁討歡心，經由陳哲男搭上了陳水扁。因為有了陳水扁這層關係，陳慶男進入海軍核心，造艦標案也就《芝麻開門》了！ <text:line-break/><text:line-break/>高雄在地勢力方面，陳慶男前面壓寶謝長廷，後來轉抱陳菊大腿。在陳水扁當權時期，陳慶男在軍中呼風喚雨，得標不斷，財源滾滾，也大筆大筆奉献獻給主子陳水扁，連扁子的特殊愛好(按：指嫖妓)，也照料的周周全全。 <text:line-break/><text:line-break/>在陳水扁父子的貪污洗錢案中，陳慶男是關键角色，我蒐集了完整證據交給特偵組，结果没有下文，後來知道陳慶男拉攏了簡良鑑。 <text:line-break/><text:line-break/>簡良鑑活躍於高屏地區，初始是王金平的人，後來成了馬英九後援會的積極分子，也經營了馬英九旁邊的一些要員，靠著簡良鑑的關係，陳慶男不僅逃過了陳水扁案的司法追查，而且還延續了他在軍中吃香喝辣的政商關係。現在回想起來，我在扁執政時被追殺迫害，馬執政時也很多人莫名其妙的討厭我，應該就是擋人財路惹的禍吧！ <text:line-break/><text:line-break/>現在陳慶男的政治靠山自然是蔡英文和陳菊，順著這個線索挖下去，相信更多臭不可聞的黑幕會不斷曝光出來。 <text:line-break/><text:line-break/>============= <text:line-break/><text:line-break/>毒舌飆罵從不反省 陳其邁厚顏護Ａ錢老爸 <text:line-break/><text:line-break/>《周刊王》  2014/08/20  <text:line-break/><text:line-break/>高雄氣爆案，綠營精心政治算計後，開始分進合擊炮打中央，立委陳其邁首先開火，他毒舌罵功一流，罵走了經濟部長張家祝，但高雄市民仍在水深火熱之中！ <text:line-break/><text:line-break/>父親節前夕，立法院審查自由經濟示範區特別條例草案，到會備詢的張家祝卻不知以陳其邁為首的一批綠委，早已磨刀霍霍！ <text:line-break/><text:line-break/>陳其邁搶下麥克風厲聲痛責張家祝：「從災害發生到現在你進災區幾次？今天頭七公祭，經濟部長還有心坐在這裡，你是人嗎？」這種極盡羞辱的詞語，一連說了數次；他還說，「忙著把所有責任推給地方，除8月2日到鳳山指揮所之外，你什麼時候去過災區？」 <text:line-break/><text:line-break/>冷血羞辱 罵走部長 <text:line-break/><text:line-break/>陳其邁疾言厲色地說，「冷血部長還在這裡，穩如泰山、談笑自若。」張家祝一臉鐵青，步出會場。隨即向行政院江宜樺院長請辭。 <text:line-break/><text:line-break/>照理說能以大是大非質疑別人，本身要行得正坐得端，但這樣的標準，對陳其邁父子而言，似乎早被視若無物，也難怪有人看到他張狂的行徑，忍不住要他「管好爸爸」。 <text:line-break/><text:line-break/>父親當官 涉數弊案 <text:line-break/><text:line-break/>陳其邁的爸爸就是前總統府副祕書長陳哲男，在扁朝執政時穿梭政商之間，充當司法黃牛，為陳水扁謀政治和金錢利益，同時不忘把錢放進自己口袋。陳弊案纏身，2005年因涉及高捷弊案，接受華磐公司招待到韓國濟州賭場遊玩，各界印象深刻，才知道貴為總統府扁朝高官，也是賭場玩咖。 <text:line-break/><text:line-break/>此外，也因為泰勞暴動震驚國際，市長陳菊不得不在媒體專訪時透露有「高層人士」涉入，陳哲男作為幕後黑手，逐漸被揭開。為此，陳其邁也被阻斷參選高雄市長之路。 <text:line-break/><text:line-break/>陳哲男涉入的案件罄竹難書，如介入太平洋SOGO百貨經營權爭奪戰，更二審被高院判8年。又涉嫌幫新偕中建設董事長當「司法黃牛」。 <text:line-break/><text:line-break/>陳其邁厚顏羞辱張家祝，但在高雄前市長謝長廷奉命組閣時，前總統陳水扁曾安排他擔任為時不短的代理市長，當時他的政務當然包括高雄石化業地下管道的安全檢查，在他主政下的高雄市政府也定期向化工業者收取馬路下管線規費，現在怎麼有臉修理別人？對此，他只淡淡地說：「也很慚愧！」 <text:line-break/><text:line-break/>陳其邁初始靠著和朱高正互吐口水，互罵「豬哥正」、「陳急掰」而告當選；高雄市民更記得陳哲男競選時曾租來大平板拖車，全家跪在平板車上求票。 <text:line-break/><text:line-break/>陳其邁的哥哥陳其堯，早年在高雄老家的鄰居都對他經常換名貴跑車印象深刻；老家一度還成了聯誼社，經常有各路人等進出打麻將。 <text:line-break/><text:line-break/>陳家由父到子女，在政治變色的能耐和押寶，是如何的周延。 <text:line-break/><text:line-break/>======================= <text:line-break/><text:line-break/>陳家纏弊　陳哲男子陳其堯遭質疑 <text:line-break/><text:line-break/>TVBS2005/10/29   <text:line-break/><text:line-break/>高捷弊案纏身，不只陳哲男，連他的大兒子陳其堯也遭到指控。其實，在南台灣政商關係亨通的陳其堯，已經不是第一次遭到質疑，之前檢調追查台鳳案時，在野黨就曾經懷疑，陳其堯涉嫌超貸掏空中信銀。 <text:line-break/><text:line-break/>陳其堯在高雄市商界的名氣可是響叮噹，不只是因為有個有名的老爸，陳其堯曾經被立委指控，和行政院長謝長廷、前中鋼董事長林文淵以及台糖董事長余政憲都屬於「漢來幫」。 <text:line-break/><text:line-break/>而因為自己父親涉入高捷弊案，而辭去高雄代理市長的陳其邁，幾年前當立委時，還曾經為了陳其堯被指控借土地買賣，掏空中興銀、台鳳，特別召開記者會澄清哥哥沒有向中興銀行、台鳳貸款，沒有涉及超貸案。 <text:line-break/><text:line-break/>這次，高捷弊案中，也有在野黨市議員跳出來，直指陳其堯在勞委會核准高捷引進泰勞案中，扮演一定角色。 老爸弊案纏身，大兒子陳其堯，也一度成為影射對象。 <text:line-break/><text:line-break/>================== <text:line-break/><text:line-break/>邱毅：陳哲男、陳其堯兩次越南行引進越勞 涉及越南洗錢 <text:line-break/><text:line-break/><text:line-break/>記者楊昇儒/台北報導 <text:line-break/><text:line-break/>【2005/10/30 聯合晚報】   <text:line-break/><text:line-break/>針對高雄地檢署今天發布新聞稿，證實雙陳與劉炳偉確有一起前往泰國、韓國，而且費用是華永毅公司招待。無黨籍立委邱毅上午召開記者會，呼籲檢調立刻公布陳哲男、陳敏賢以及陳哲男的兒子陳其堯在91年兩次越南行的內容；他直指雙陳兩次去越南，就是為了台灣高鐵引進越勞，其中也涉及到越南洗錢。 <text:line-break/><text:line-break/>邱毅還指出，陳水扁總統的「御飯團」的飯頭：總統府副秘書長馬永成也現形了，總統府辦公室主任陳文宗日前召開記者會，就不經意把馬永成透露了，指勞委會批准高捷可以引進外勞的公文，轉呈給總統府，就是馬永成看的。 <text:line-break/><text:line-break/>邱毅指出，高雄地檢署上午發布新聞稿，終於證實雙陳與劉炳偉在91年7月6日前往泰國、91年11月1日前往韓國，而且費用是華磐子公司華永毅支付的，其實高捷專案小組早就查出來了，但檢調卻一直沒說實話。 <text:line-break/><text:line-break/>邱毅痛批檢調單位根本就是一直在保護陳哲男，要不然陳哲男先前說他是自費出國，說他跟陳敏賢不熟，還說不認識王彩碧，檢調當時為何不說話？是不敢說，還是要保護誰？現在都是國會、媒體查到哪，檢調才跟到哪。 <text:line-break/><text:line-break/>邱毅接著爆料指出，雙陳在91年還有兩次的越南行，陳哲男的兒子陳其堯也有去，他們去就是為了高鐵引進越勞，勞委會後來也在92年6月26日同意高鐵可引進越勞；雙陳兩次越南行有去過當地的胡志明市跟蜆港，這跟洗錢也有關係。 <text:line-break/><text:line-break/>==================== <text:line-break/><text:line-break/>邱毅『談天論地話縱橫』 <text:line-break/><text:line-break/>2020年6月30日 <text:line-break/><text:line-break/>高雄市長補選一戰，國民黨只有以「為韓國瑜討回公道」為訴求，才有贏的可能。 <text:line-break/><text:line-break/>補選不同於一般選舉，投票率偏低，能有五成投票率就很不錯了，陳其邁不一定能超過其上次得到的74萬票，因此只要催出韓國瑜基本盤的60萬票，兩者的差距就已縮小在10萬票之內。 <text:line-break/><text:line-break/>陳其邁父兄都是台灣的黑金典型人物，陳其邁憑借其父兄在政壇扶搖直上，不可能不沾染塵埃，因此若雙方差距壓縮在十萬票以內時，一個正確精準的打擊點就可能翻盤，李眉蓁就可能扭轉戰局反敗為勝。 <text:line-break/><text:line-break/>民進黨擅長選舉，當然懂得我上述所說的個中三昧，而這也是可能打敗陳其邁的唯一戰術。所以綠營排山倒海的批評韓國瑜，就是要誘使李眉蓁切割韓國瑜。現在看起來，陳其邁的戰術還收到一定效果，國民黨迄今不敢打出「為韓國瑜討回公道」的訴求。 <text:line-break/><text:line-break/>當國民黨已陷入被動，跟隨陳其邁的選舉節奏起舞，這場選戰中的李眉蓁淪為配角，最後不僅拿不到韓國瑜基本盤的六十萬票，還可能輸的更慘，慘到再無翻身的可能。 <text:line-break/><text:line-break/>政治人物沒有完美的，也就是說必然有優勢和劣勢，民進黨很懂選舉操作，它越怕誰，就會全面先攻擊誰。偏偏國民黨軟弱玻璃心，往往跟著民進黨節奏起舞，切割這個，冷處理那個，最後陷入被動局面成為輸家。 <text:line-break/><text:line-break/>2018年韓國瑜會贏，一則民進黨輕視他，掉以輕心，以為穩紮穩打就勝券在握。二則韓國瑜採取主動，打出自己的風格，所以一舉拿下89萬票勝選。只是後來的大選，特定媒體造神過度，韓國瑜又陷入國民黨的窠臼，選戰越打越保守，韓國瑜越來越不像韓國瑜，最後當然慘敗收場，在高雄得票數掉到61萬票。 <text:line-break/><text:line-break/>李眉蓁這一仗很難打，也很好打。難打在於起步晚，知名度低，根本打不出個人風格，因此缺乏吸引力。好打在於民進黨攻擊韓國瑜太過，罷免票高達93萬票，但「一鼓作氣、再而衰、三而竭」，攻擊過度，也會激起同情，加上許崑源墜樓自殺的悲情效果，只要強調「為韓國瑜討回公道」，不再東怕西怕，至少可保住基本盤，陳其邁便可能再輸一次。</text:p>
      <text:p text:style-name="P2">陳真   |  2020.07.07 19:59   |   <text:a xlink:type="simple" xlink:href="http://palinfo.habago.org/Entry?Command=Information_PrintForum&amp;iPage=2#FORUM39815"><text:span text:style-name="T1">#</text:span></text:a></text:p>
      <text:p text:style-name="P5">陳G邁經常說，自己很早就反抗國民黨，這根本就是活見鬼，完全一派謊言。 <text:line-break/><text:line-break/>他最近還說，他早在1993年就辦過地下電台，「專門幹譙國民黨」，遭到抄台，所以當他掌權後，就馬上撤銷國民黨的中廣執照，做為報復。 <text:line-break/><text:line-break/>今天如果是藍營的人如此公報私仇，那些冒牌的社運人士和親綠學者們肯定會馬上跳出來高舉民主自由大旗，鳴鼓攻之。但是，人渣黨這樣講、這樣做，它媽的卻反而成為美事一樁。  <text:line-break/><text:line-break/>另一方面，地下電台是什麼？地下電台就是非法電台，撒謊造謠挑撥族群仇恨兼賣藥，是民進黨的一個污點，幾時居然變成「反抗國民黨」的偉大事業？ <text:line-break/><text:line-break/>更可恥的是，陳G邁的父親陳哲男本身就是國民黨的大貪官，難道他的地下電台是在「幹譙」自己的父親？陳哲男是1992年年底被國民黨開除黨籍，1993年旋即投靠民進黨，長袖善舞，獲得阿扁重用，從此如魚得水，一路飛黃騰達，展開貪瀆大業。 <text:line-break/><text:line-break/>也就是說，在1993年之前，陳家根本就是國民黨的地方派系，陳G邁之所謂「早在 」1993年便已「勇敢」地 「幹譙國民黨」、「反抗國民黨」的說法，他媽的說得通嗎？真是很無恥。 <text:line-break/><text:line-break/>套句民進黨最愛指控他人的話，陳家根本就是「黨國餘孽」，看準風向，搖身一變，由藍轉綠，從此吃香喝辣，貪婪無度。目前的綠營及其熱烈支持者裏頭，百分之九十九就是這一類人，是利益決定了他們的顏色，而非善惡是非。 <text:line-break/><text:line-break/>陳G邁之所謂「幹譙國民黨」的「豐功偉業」之一，就是在選前一刻召開記者會，抹黑一位教育界的人格者黃俊英，栽贓說他賄選，從此陳菊便步步高升，一併提拔了一大堆貪官污吏。 <text:line-break/><text:line-break/>台灣社會真的是很病態，為惡者坐擁權位，貪婪無度，為所欲為，良善正直者諸如韓國瑜，卻反而被抹黑成臭不可聞的過街老鼠，人人鄙視，人人喊打。你覺得這樣一個善惡黑白顛倒、人渣當道、劣幣逐良幣的反淘汰社會有可能不持續衰敗嗎？ <text:line-break/><text:line-break/>陳真 <text:line-break/><text:line-break/>2020. 07. 07.  <text:line-break/><text:line-break/>=================== <text:line-break/><text:line-break/>陳其邁登播客 分享辦地下電台經驗笑「國民黨抄我台我就抄他台」 <text:line-break/>    <text:line-break/>自由時報 <text:line-break/><text:line-break/>2020-07-06 <text:line-break/><text:line-break/>〔即時新聞／綜合報導〕民進黨高雄市長補選參選人陳其邁昨日（5）受邀上台灣播客（Podcast）節目「台灣通勤第一品牌」，講述以前在高雄辦地下電台的經驗。 <text:line-break/><text:line-break/>陳其邁說，以前辦電台常常會被「抄台」，而在他當上政務委員之後便將中廣的執照撤掉，並開玩笑說「以前國民黨抄我台，我就抄他台」，讓兩位主持人笑到合不攏嘴，稱這是「報復性抄台」。 <text:line-break/><text:line-break/>陳其邁表示，那時候是民國82年，他當時就用電台節目，「專門幹譙國民黨」。</text:p>
      <text:p text:style-name="P2">鄭豐遠   |  2020.07.07 11:52   |   <text:a xlink:type="simple" xlink:href="http://palinfo.habago.org/Entry?Command=Information_PrintForum&amp;iPage=2#FORUM39813"><text:span text:style-name="T1">#</text:span></text:a></text:p>
      <text:p text:style-name="P4">來澳生活四年了，個人現實生活方面並沒有怨言，以台灣人的標準，我甚至算得上一個人生勝利組了，但由於精神和文化上無法找到歸屬感，經常想著要”回家”，看是要搬到大陸哪個二三線城市，或是乾脆搬回澎湖，腦子裡常想著這些事。人們說，金窩銀窩強不過自己的狗窩。 <text:line-break/><text:line-break/>但是，透過各種人際交往，透過網路，現實的華人社會經常給我巨大的打擊，製造幻滅。特別是網路，可說是一種真實民族性的縮影。我的日常工作和生活幾乎全是英語，我發現，西方不管在線上線下，人們普遍有著一種疏離，或者講好聽就是克制，不管論人論事，基本上普遍抱持著一種言行份際，絕少逾越，否則立刻會面臨某種代價，輕則受人鄙視，嚴重則聲譽掃地甚至依法究辦。來到了澳洲後，在工作或私下或網路場合，我絕少面臨任何西方人會對著我的衣著或髮型或言行風格或工作生活飲食習慣等等屬於”我”的部份發表意見。西方人似乎把自己看得很重要，同樣地面對他人時也非常謹慎。一個人對待自己的言行，似乎就像對待某種資產那樣看重，絕不輕易讓它貶值; 至於別人的”資產”，那當然是能不碰就不碰。在西方，沒有人會要求我怎麼活，怎麼過日子。 <text:line-break/><text:line-break/>我沒有辦法評論在這樣一種文化面向上，這究竟是不是一件好事。但是，我在西方確實感受到了某種解放，是華人社會中不曾存在的。我只要一想到回到了華人社會，我就得再去面臨四十年來不間斷的那種讓人窒息的各種沒完沒了的對人身的”熱心”討論和建議，我就不禁感到全身發軟。在如此反華反中的西方，我經常覺得自己很強大，走到哪做什麼都無所畏懼。但在華人社會裡我卻經常感到很軟弱，得夾著尾巴做人，原因無他，這個社會有時真的很嚇人，人們什麼都敢說，什麼都敢做，沒有底限。 <text:line-break/><text:line-break/>最可怕的是，這個社會的成員往往缺乏哪怕一絲病識感，甚至得意非凡，自認出類拔萃。 <text:line-break/><text:line-break/>無數次聽到西方人談起華人圈子的這類習性時，最後都很”禮貌”地說: “你知道的，這只是一種文化差異。” 我知道在洋人版的英文裡，”文化”一字往往就是貶意。當他對某個國家或民族充滿鄙視時，就會禮貌地用文化差異來表達自己的不屑。很多人沒聽懂，還以為人家真的很多元心胸很開放咧，還會注意到彼此有文化差異，真是好棒棒，實際上人家根本就看不起你所屬的這個文化。 <text:line-break/><text:line-break/>問題是，在這一個面向上，我們有什麼資格說他們錯了?</text:p>
      <text:p text:style-name="P2">陳真   |  2020.07.07 09:43   |   <text:a xlink:type="simple" xlink:href="http://palinfo.habago.org/Entry?Command=Information_PrintForum&amp;iPage=2#FORUM39812"><text:span text:style-name="T1">#</text:span></text:a></text:p>
      <text:p text:style-name="P5">我的天，馬上又來了！我真的很崩潰。你寫簡體字，但我總覺得你的言行思維非常 "台"，具有台灣人的極典型性格：信口開河，胡扯瞎掰，灑口水，灑口水，灑口水，真的是完全沒有營養。再這樣我真的要刪了。我看你是真的完全沒有半點病識感，而且完全沒法專心閱讀別人寫的文字。真的是有夠痛苦。 <text:line-break/><text:line-break/>我有說要 "完全讀懂" 馬克思主義才能評價它嗎？我是說，你不要一直吊一些你 "根本一無所知" 的書袋。 <text:line-break/><text:line-break/>我有說不可以評價馬克思這個人嗎？我是腦殘嗎？我會講這種詭異低能的鳥話嗎？馬克思是歷史公眾人物，有關他的資料可以塞滿整個圖書館，為什麼不能評價？但你能評價我嗎？我能評價你嗎？你能評價鄭豐遠嗎？你怎麼可能評價一個非公眾人物？我能評價比方說你的阿嬤嗎？這樣你聽不懂嗎？ <text:line-break/><text:line-break/>我有說什麼 "大師的想法就算有問題也不能質疑" 嗎? 我真的很崩潰。 <text:line-break/><text:line-break/>沒有十足的理解，當然還是可以任意胡扯瞎掰，但是那個叫做胡扯瞎掰，那個叫做街談巷議，那個叫做純聊天。我家隔壁的歐巴桑每天都在發表對於世界局勢的看法，跟她老公、媳婦每天聊得很起勁。聊天當然不犯法，但這位歐巴桑如果來巴勒網，我真的會自己掐LP自殺。聊天的管道到處都是，但是巴勒網不是一個讓你純聊天的地方。 <text:line-break/><text:line-break/>這就如同當你來到一個醫學研討會，你若有什麼養生之道，或是你讀過什麼健康保健雜誌或醫學文章，也請你另外找地方去聊，而不是來巴勒網胡扯瞎掰，因為巴勒網不是臉書，不是網路盛行的什麼社群網站，不是一個讓你胡扯瞎掰純聊天的地方，沒法浪費時間不斷糾纏在這樣一些毫無營養的事情上。這樣會很難懂嗎？ <text:line-break/><text:line-break/>拜託，真的是饒了我。各種臉書那麼多，成千上萬，喜歡聊天灑口水的，拜託移駕它處，別糟蹋巴勒網。我真的很想乾脆咬舌自盡算了。我以為大陸人普遍發言都很有水平，原來兩岸網友文化如此接近。 <text:line-break/><text:line-break/>網路世界帶來一種極其庸俗低能的聊天文化，每個人以為自己只要有個鍵盤，躲在電腦螢幕後，便可任意信口開河，誰也不怕誰。</text:p>
      <text:p text:style-name="P2">欧阳阳   |  2020.07.07 08:45   |   <text:a xlink:type="simple" xlink:href="http://palinfo.habago.org/Entry?Command=Information_PrintForum&amp;iPage=2#FORUM39811"><text:span text:style-name="T1">#</text:span></text:a></text:p>
      <text:p text:style-name="P4">只有完全懂了馬克思，才能評價馬克思主義嗎？我不這樣認爲！ <text:line-break/>我們評價的不是馬克思這個人，也不是評論馬克思主義的整個體系，而是它的一些基本理念，這是社會普通大衆都可以看得到的東西！ <text:line-break/>“實事求是，有路不走”，現時世界就是最真實，最直接的著作，當我們發現一些大師的理念與一些現實世界的現象不符的時候，我們爲什麽不能質疑它？ <text:line-break/><text:line-break/>弗裏德曼是經濟學界公認的大師，但是他的一些判斷在後來被實踐驗證是錯誤的？是不是非得我們成爲經濟學專家，讀懂弗裏德曼的思想，我們才能評價它？我不這樣認爲！ <text:line-break/><text:line-break/>弗裏德曼去世前對中國與印度的評價：“鮮明的對比。中國在政治上至今是集中的制度，經濟體制上卻逐漸放開，走向了市場經濟，至今獲得了極大的成功，但在前面卻面臨一個政、經體制的衝突，因爲這兩者最終不能夠相融。印度有民主的政治體制，但過去卻是集中的計劃經濟，如今印度放開了經濟體制，從而在各方面增加自由的程度，因此，相比之下，印度卻是處在更好的境地。” <text:line-break/><text:line-break/>2001年，弗裏德曼曾這樣評價浦東：一點都沒有展現出市場經濟的氣息，不過是一座爲躺在金字塔中的已故法老樹立的紀念碑。他說浦東只是“徒有其表”，他說“看來，浦東開發計劃就是一個‘波將金村’(Potemkin)。” <text:line-break/><text:line-break/>經濟學大師凱恩斯也數次破産，是他自己想破産嗎？我想應該不是的，是有些因素超出了他個人的預期罷了！ <text:line-break/><text:line-break/>這些大師如此，我們普通人更是如此，哪裏有多少是十足理解的事情與想法！就如弗裏德曼沒有十足理解浦東 <text:line-break/><text:line-break/>但是，沒有十足理解，我們就不能發表自己的看法嗎？我不這樣認爲。 <text:line-break/>不過陳真提到的不要“胡扯瞎掰”，我是同意的，意思就是別人沒有的意思，我們不能說他有，我們不能把白的說成黑的，把黑的說成白的。 <text:line-break/>實事求是，這是最基本的要求</text:p>
      <text:p text:style-name="P2">陳真   |  2020.07.07 02:17   |   <text:a xlink:type="simple" xlink:href="http://palinfo.habago.org/Entry?Command=Information_PrintForum&amp;iPage=2#FORUM39810"><text:span text:style-name="T1">#</text:span></text:a></text:p>
      <text:p text:style-name="P5">各位想發言的，請繼續。但是，原則一樣： <text:line-break/><text:line-break/>1. 請談事情，談想法，而不是談那個「談事情談想法」的「人」。這一點是巴勒網的天條。 <text:line-break/><text:line-break/>2. 對事情，對想法，若有不認同，請盡量批評，盡量狠一些沒關係，不用客氣。一就說一，二就說二，無須和稀泥。因為，立場就跟某個演算式子的答案一樣，答案本身是沒有意義的，重點不是答案，而是答案究竟是怎麼來。我不覺得表面立場的相似性有何意義，重要的是立場背後的思維、態度、價值與情感。 <text:line-break/><text:line-break/>3.1. 瑣瑣碎碎的耍嘴皮，毫無意義，能免則免。 <text:line-break/><text:line-break/>3.2. 信口開河、望文生義者，亦請自我克制。一個東西如果你不是很熟悉，那就請做好十足的功課再發言也不遲，別動不動就什麼馬克思、心理學、尼采、蘇格拉底，別一張口就亂吊你根本一無所知的書袋；沒有相當把握的事情與因果，沒有十足理解的事情與想法，就請別胡扯瞎掰，別把這裏當成聊天室。 <text:line-break/><text:line-break/>聊天不犯法，但聊天的管道那麼多，網路世界或所謂社群網站不就是一個專門讓人胡扯瞎掰的巨大聊天室？還聊不夠嗎？何必來巴勒網聊？ <text:line-break/><text:line-break/>巴勒網都不是閒人，大家百忙之中，勉強寫點東西，實在沒有絲毫上網聊天或談些瑣碎東西的意願，更是一億個厭惡耍嘴皮，做一些毫無意義、吃飽太閒的糾纏爭辯與扭曲。 <text:line-break/><text:line-break/>除了1之外，其它都不是天條，但版面資源有限，所以，請各位珍惜。當中冒犯各位處，還請原諒。 <text:line-break/><text:line-break/>巴勒網目前的時間設定上限是2999年。也就是說，我們還有999年的時光。生命如飛而逝，千年光陰說長不長，但不管時間如何變幻流逝，總該有些不變的東西如日月長存。 <text:line-break/><text:line-break/>我把文字看成神，一個字理當有一個字的重量。我們應當對得起自己筆下每個文字；我絕不辜負文字背後那些我們所曾經承受或至今依舊承受的痛苦。 <text:line-break/><text:line-break/>因為國民黨的惡意阻撓，遲至1984年，也就是林宅血案發生足足四年後，林義雄的母親和一對雙胞胎女兒方才得以下葬，入土為安。我記得大約是在1984年的元旦左右，出殯時，林義雄在他母親的棺木上當場寫下「我要讓您死得有價值」。同樣的話，同樣在我心中迴盪千百回。 <text:line-break/><text:line-break/>我跟我女兒彷彿有著類似的命運，就像個壞掉的時鐘，停在某一時刻。但它其實沒壞，只是在某個巨變的瞬間停止走動，一瞬即千年。但我始終沒有忘記，活著的，該如何為死去的人而活。</text:p>
      <text:p text:style-name="P2">陳真   |  2020.07.06 00:02   |   <text:a xlink:type="simple" xlink:href="http://palinfo.habago.org/Entry?Command=Information_PrintForum&amp;iPage=2#FORUM39808"><text:span text:style-name="T1">#</text:span></text:a></text:p>
      <text:p text:style-name="P4">在台灣，不管是翻開報紙或打開電腦，除非你想拿來罵人，否則幾乎根本沒有一則言論或報導是值得看的。現在連巴勒網我也不太敢看，因為只要一想到又要澄清這個解釋那個，全是瑣瑣碎碎東拉西扯的胡扯瞎掰，我就覺得很難受，完全提不起勁；那就好像把街坊之間時常可聞的聊天給原音重現搬上巴勒網；你一句我一句，想說什麼說什麼，信口開河，隨意發揮，營養成份非常低。 <text:line-break/><text:line-break/>我若一一指出其言論之瑣碎與信口開河，恐怕只會引來更加瑣碎無聊、更加信口開河的無數回應，難道我們要把寶貴的時間浪費在這樣一種毫無意義的聊天？ <text:line-break/><text:line-break/>我有非典型社交恐懼症，一部份原因與此有關。往往一跟人講話我就很緊張，陷入一種兩難：一方面我不想讓人難堪，一方面我卻又很難當一個言行虛偽的人。 <text:line-break/><text:line-break/>比方說，當我聽到對方講一堆對我充滿誤解的話，或是發表一堆腦殘見解，我只能儘可能忍耐陪笑臉，或是想辦法岔開話題，畢竟我很難說出違心之論。當我覺得對方講蠢話，你要我表示讚賞，我真的做不來。雖然我也很想要學習一般正常人的虛偽，但就是學不來。可是，另一方面，我也不想講實話，因為我知道實話會傷人。 <text:line-break/><text:line-break/>網路上，人們幾乎全是隱匿身份，你其實不太會傷害到人。但在現實生活中，我幾乎絕無可能讓對方當面感到難堪，我不是那種個性。於是，非典型社交恐懼症就發作了，事後往往得花很長時間療傷止痛，因為不管我怎麼做，都嚴重違反我的本意和天性。一方面我不想說實話傷人，另一方面我卻也根本學不來說假話；我沒法人前說一套，人後說一套。 <text:line-break/><text:line-break/>當這樣一種兩難情況不斷出現，你就會想逃離人群。自言自語總是純粹而愉快一些。</text:p>
      <text:p text:style-name="P2">鄭豐遠   |  2020.07.05 19:19   |   <text:a xlink:type="simple" xlink:href="http://palinfo.habago.org/Entry?Command=Information_PrintForum&amp;iPage=2#FORUM39807"><text:span text:style-name="T1">#</text:span></text:a></text:p>
      <text:p text:style-name="P5">我刪了幾則留言，巴勒網對挑事吵嘴沒有興趣，各位如果只是喜歡做口舌之爭，何不另覓佳地? <text:line-break/><text:line-break/>討論想法有這麼困難嗎? 沒有想法就保持沉默有這麼困難嗎?</text:p>
      <text:p text:style-name="P2">欧阳阳   |  2020.07.05 13:03   |   <text:a xlink:type="simple" xlink:href="http://palinfo.habago.org/Entry?Command=Information_PrintForum&amp;iPage=2#FORUM39803"><text:span text:style-name="T1">#</text:span></text:a></text:p>
      <text:p text:style-name="P4">在韩国瑜刚宣布参选高雄市长的时候，我就感觉韩国瑜有胜选的机会，在苹果日报新闻下就发过评论！ <text:line-break/><text:a xlink:type="simple" xlink:href="https://bit.ly/2ZHdQwh"><text:span text:style-name="T4">https://bit.ly/2ZHdQwh</text:span></text:a><text:s/><text:line-break/><text:line-break/>在韩国瑜宣布参选总统的时候，我就表示过疑虑，在本版就发布过相关的意见。 <text:line-break/><text:line-break/>是神棍式的胡謅瞎掰吗？当然不是； <text:line-break/>是会预言的先知吗？当然也不是； <text:line-break/>是通过严谨的社会学理论分析吗？当然也不是。 <text:line-break/><text:line-break/>其实就是根据自己的常识性认知做一些预判而已，这种常识性认知是什么，或许是对台湾社会心理特点的一点理解，或许还有韩国瑜本身性格特点的一点理解；然后得出自己的一些推断 <text:line-break/><text:line-break/>这种预判是不严谨的，不会是肯定的</text:p>
      <text:p text:style-name="P2">欧阳阳   |  2020.07.05 11:45   |   <text:a xlink:type="simple" xlink:href="http://palinfo.habago.org/Entry?Command=Information_PrintForum&amp;iPage=2#FORUM39802"><text:span text:style-name="T1">#</text:span></text:a></text:p>
      <text:p text:style-name="P5">陳醫師： <text:line-break/>如果是說我的說法是錯誤的，那是有可能的，畢竟我認知有限！ <text:line-break/>但是如果你說我“胡謅瞎掰”“騙小孩”這個我是否認的。 <text:line-break/>基本上我推斷都附加有理由，就拿前面一篇“中國超越美國具有必然性”來說，就說了兩個理由： <text:line-break/>1，中國的人才會大規模成長起來 <text:line-break/>2，美國開始面臨一些“泛自由民主主義”的苦果，陷入麻煩之中 <text:line-break/>這是我做出這個判斷的理由 <text:line-break/><text:line-break/>至于什麽是“泛自由民主主義”，我前面談了很多，川普的勝選就是一個後果的體現，也就是前面所說的“民粹主義”或者說“大多數人的愚蠢問題” <text:line-break/><text:line-break/>我觉得陳醫師很多文章具有真知灼见，但是要说崇拜是谈不上的，不是因为你批了我，而是我的长久形成的认识是如此，下面是我2018年在本论坛发的一篇文章 <text:line-break/><text:line-break/>我相信专家，但不会全信专家，我会从自己的常识性认知做出自己的判断！ <text:line-break/><text:line-break/>欧阳阳 &amp;;#124; 2018.07.06 09:30 &amp;;#124; # <text:line-break/>我是经济学的门外汉，社会学也是。 <text:line-break/>但也读过一些经济或者社会学名家的文章，包括张五常。 <text:line-break/>总的来说，我对所谓的经济学家，社会学家缺乏信心，因为从我事后诸葛亮的角度来看，大部分所谓的经济学家，社会学家对应经济大势，社会大势的判断都不精准，甚至完全错误，都说美国人才济济，大概也没有几个人能够判断出2008年的经融危机，没有几个人能够判断出如今的中东乱局。也行经济与社会的发展过于复杂，复杂到超出了人类所能理解的极限。 <text:line-break/><text:line-break/>对于经济，我个人认为无非就是提升效率，解放人性，人不能只是为工作而活。 <text:line-break/>所以我对张五常的新劳动法的判断，还有“關門大吉就行了”，“全球一体化”这些论调是不太认同的，我也不认为中国非要搞什么“一带一路”。 <text:line-break/><text:line-break/>我赞同保持与发展开放政策，但是没有必要把手过多地深入别人的地盘，每个地区有每个地区的特点，还是保留一定的间隙比较好，经济援助只能出入人道或者利益交换，但不会收获所谓友谊。</text:p>
      <text:p text:style-name="P2">陳真   |  2020.07.05 11:20   |   <text:a xlink:type="simple" xlink:href="http://palinfo.habago.org/Entry?Command=Information_PrintForum&amp;iPage=2#FORUM39801"><text:span text:style-name="T1">#</text:span></text:a></text:p>
      <text:p text:style-name="P4">我並不是說你在講一些常識，而是說你經常信口開河胡謅瞎掰，很像國民黨以前的莒光日教學。 <text:line-break/><text:line-break/>騙小孩也不能這樣騙啊。綠營的很多支持者就是這樣一種思維言談模式，在一種既定的立場上胡扯瞎掰，充滿修辭，信口雌黃。你是以為巴勒網是一群三歲小孩或一群腦殘嗎？</text:p>
      <text:p text:style-name="P2">欧阳阳   |  2020.07.05 10:32   |   <text:a xlink:type="simple" xlink:href="http://palinfo.habago.org/Entry?Command=Information_PrintForum&amp;iPage=2#FORUM39800"><text:span text:style-name="T1">#</text:span></text:a></text:p>
      <text:p text:style-name="P5">陳真醫， <text:line-break/><text:line-break/>其实一点就不用惊讶，在现实生活中，很多人就是连一些常识性的东西也没有清醒的认知啊！ <text:line-break/>比如说选举，按照常识性认知就是选一个：符合自身利益和自己子孙后代利益的代表； <text:line-break/>但是事实是，很多人连自身的利益是什么都认知不到啊！ <text:line-break/><text:line-break/>再比如说股市，一般来说，不是买价格低的，有价值的？ 但是事实不是如此啊，往往是价格越高，买的人越多。 <text:line-break/><text:line-break/>还有很多很多...... 包括很多所谓政治精英，学者，天天喊自由啊，民主啊，人权啊！但是对美国的很多毁灭人权的恶行却视而不见！ <text:line-break/>就拿这次疫情来说，美国已经因此死了10多万人，是中国的好几十倍，那些人痛惜这些死去人的人权吗？</text:p>
      <text:p text:style-name="P2">陳真   |  2020.07.05 02:49   |   <text:a xlink:type="simple" xlink:href="http://palinfo.habago.org/Entry?Command=Information_PrintForum&amp;iPage=3#FORUM39799"><text:span text:style-name="T1">#</text:span></text:a></text:p>
      <text:p text:style-name="P5">我的天！你(們)是以為這裏是巴勒網附設幼兒園嗎？</text:p>
      <text:p text:style-name="P2">欧阳阳   |  2020.07.04 18:22   |   <text:a xlink:type="simple" xlink:href="http://palinfo.habago.org/Entry?Command=Information_PrintForum&amp;iPage=3#FORUM39798"><text:span text:style-name="T1">#</text:span></text:a></text:p>
      <text:p text:style-name="P4">中国赶超美国具有历史与现实的必然性！ <text:line-break/>这个判断不是心血来潮随便做出的，也不基于中国人情感的一厢情愿！也不是基于很深厚的经济社会学理论基础。 <text:line-break/>这样的结论其实只用几个常识性推理就可以做出 <text:line-break/>军事与科技的发展最需要是什么？是人才！ <text:line-break/>中国有14亿人口，当经济发展到一定水平，很多人就会从简单的生存劳动中解放出来，以前只能做农民，做工人，做流民的很多人有机会成长为工程师，科学家。 <text:line-break/>一个拥有庞大工程师，科学家的国家，只要社会制度没有大的问题，还有什么理由不发达？ <text:line-break/><text:line-break/>可以预期的是，未来10到20年，中国在科学领域的成就很可能达到全世界的半壁江山。 <text:line-break/><text:line-break/>而美国，正在开始品尝前面提到的“泛自由民主主义”的苦果，正在由盛走衰。 <text:line-break/><text:line-break/>但是越是在这个关键时期，中国尤其应该小心，失败者不会轻易低下它高傲的头颅，不会甘心自己的失败，它会用各种龌龊的手段来挑衅你，围堵你，甚至求战你 <text:line-break/><text:line-break/>至于台湾，尤其应该小心，一个不能自主的政权，一个被“泛自由民主主义”侵蚀的岛屿，会不会成为被美国利用的炮灰？ <text:line-break/>香港问题已经基本解决了，台湾问题任重而道远！</text:p>
      <text:p text:style-name="P2">欧阳阳   |  2020.07.03 23:25   |   <text:a xlink:type="simple" xlink:href="http://palinfo.habago.org/Entry?Command=Information_PrintForum&amp;iPage=3#FORUM39797"><text:span text:style-name="T1">#</text:span></text:a></text:p>
      <text:p text:style-name="P5">很多事情其实道理很简单，比如前面提到的《天幕红尘》，整本书总结起来就是八个字“实事求是，见路不走”； <text:line-break/>《遥远的天国》总结起来就是九个字：“神即道，道法自然，如来”。 <text:line-break/>但是再简单的道理，即使作者花费一整本书来说明，不懂的人还是不懂，云里雾里！ <text:line-break/>我看陳真的文章有时候也是如此，特别是一些哲人的经典词语，比如什么"除非不寫詩會死你才寫"等等 <text:line-break/>另外，值得一提的是《天幕红尘》《遥远的天国》的作者化名“豆豆”，据网上的资料是一个高中毕业的女工人，真实身份未知。 <text:line-break/><text:line-break/>至于萬康提到的“阿水和歐陽陽相互否定、較勁”，較勁应该是没有的，说否定也不太精准； <text:line-break/>其实前面已经把理由都交代了，就是我没有看懂他文章里想表达的是什么，这算是否定吗？ <text:line-break/><text:line-break/>至于萬康提到其他如“用聊天的方式來總結深刻精闢的道理，我覺他功力還差，有點像胡同裡的老爺子鬼扯。這還不如毛澤東慣用的什麼兩個務必、三個什麼、四個什麼的那種語法” <text:line-break/>我也没有明白你想要表达的内容！ <text:line-break/>聊天的方式來總結深刻精闢的道理有什么问题？ <text:line-break/>胡同裡的老爺子鬼扯又有什么问题？ <text:line-break/>毛澤東慣用的什麼兩個務必那種語法是指什么？ </text:p>
      <text:p text:style-name="P2">陳真   |  2020.07.03 22:25   |   <text:a xlink:type="simple" xlink:href="http://palinfo.habago.org/Entry?Command=Information_PrintForum&amp;iPage=3#FORUM39796"><text:span text:style-name="T1">#</text:span></text:a></text:p>
      <text:p text:style-name="P4">沒事沒事，我忙著帶小孩。有空再說。啾咪。</text:p>
      <text:p text:style-name="P2">鄭豐遠   |  2020.07.03 20:59   |   <text:a xlink:type="simple" xlink:href="http://palinfo.habago.org/Entry?Command=Information_PrintForum&amp;iPage=3#FORUM39795"><text:span text:style-name="T1">#</text:span></text:a></text:p>
      <text:p text:style-name="P5">作為一個毫無文字能力的人，我知道語言之蒼白空洞，許多事確實如沈從文所說，生命在許多談笑議論中"越說越遠"。 <text:line-break/><text:line-break/><text:a xlink:type="simple" xlink:href="https://youtu.be/BUbKE_INQgQ"><text:span text:style-name="T4">https://youtu.be/BUbKE_INQgQ</text:span></text:a></text:p>
      <text:p text:style-name="P2">張萬康   |  2020.07.03 20:56   |   <text:a xlink:type="simple" xlink:href="http://palinfo.habago.org/Entry?Command=Information_PrintForum&amp;iPage=3#FORUM39794"><text:span text:style-name="T1">#</text:span></text:a></text:p>
      <text:p text:style-name="P4">抱歉。豐遠請刪掉我的文章。</text:p>
      <text:p text:style-name="P2">鄭豐遠   |  2020.07.03 20:50   |   <text:a xlink:type="simple" xlink:href="http://palinfo.habago.org/Entry?Command=Information_PrintForum&amp;iPage=3#FORUM39793"><text:span text:style-name="T1">#</text:span></text:a></text:p>
      <text:p text:style-name="P5">巴勒網是聊天室嗎? 請各位高抬貴手才是，可以不要再對著人身"討論"好嗎? 看了真的很痛苦。 <text:line-break/><text:line-break/>我知道各位都是好心，但如果一個人再三大聲疾呼自己受盡眾人誤解了，好心的各位何不保持沉默，強自爭辨究竟意義何在? 一隻狗的靈魂尚有幽微難解之處，難道你真的以為自己理解了另一個人?</text:p>
      <text:p text:style-name="P2">阿水   |  2020.07.03 20:46   |   <text:a xlink:type="simple" xlink:href="http://palinfo.habago.org/Entry?Command=Information_PrintForum&amp;iPage=3#FORUM39792"><text:span text:style-name="T1">#</text:span></text:a></text:p>
      <text:p text:style-name="P4">萬康，我百無禁忌，但您提到了我的偶像李敖，我就有話說了，江蓋世那篇算個啥東西？我還是覺得李敖自己說的最好：「樽前作劇莫相笑，我死諸君思我狂」。當我想李敖的時候，我就吟誦這句詩，這時腦海裡的李敖又活靈活現了。</text:p>
      <text:p text:style-name="P2">張萬康   |  2020.07.03 19:39   |   <text:a xlink:type="simple" xlink:href="http://palinfo.habago.org/Entry?Command=Information_PrintForum&amp;iPage=3#FORUM39791"><text:span text:style-name="T1">#</text:span></text:a></text:p>
      <text:p text:style-name="P5">【一點心聲】（好像不止一點） <text:line-break/><text:line-break/>我來談談我的看法。若陳真先生或板友覺得我講得肉麻噁爛低級，或沒講在點上，可飆我，或給我意見。謝謝。沒搭理我也沒關係，我怕我邊讀邊抖。 <text:line-break/><text:line-break/>我跟陳真不熟，無私下接觸，但我覺陳真是個佛心來著的人。他回覆的方式會看對象。陳真坦率，但稍稍會因對象調整講話方式。老羊是一高手，陳真對他就不必客氣了。高手是指智慧級數，以及胸襟氣度和體貼入微的級數。當人在某個境界之上，此二者之級數會成正比且相融（溶）。反之老羊也不必對陳真客氣才是真正的客氣，想怎麼回就回了。雖然老羊、陳真討論的東西或許沒啥很棒的含金量，有點像造成雙方感到不耐煩的過招，但在我長期來看二位都是高人無誤。我常對我朋友私下聊到，巴勒網有三公很強，陳真、老羊、豐遠。其他睿智的人比較少發言所以我不列入。我個人認為在這板上可以讀到三公之言，很是欣幸。 <text:line-break/><text:line-break/>我的解讀是，老羊是一番好意，怕對這裡不夠熟悉陳真文風的人，誤認陳真是個極端的人，故此發了某一篇。這並不是說希望陳真以後調整文風或寫法，絕對不是，因為舉凡一丁點限制、顧慮之下的陳真都不是陳真了，陳真會無法當陳真。我這樣說並非講陳真想扮演陳真的角色，請莫誤解。陳真是國寶，人類稀有遺產，這是建立在陳真的性情、智慧核心的展開，好比他不會像一般學者寫啥各打五十大板的東西，或罵某個人物或政黨是用「小罵大幫忙」的方式去演或鋪陳。 <text:line-break/><text:line-break/>好比學者寫東西為了希望別人認為客觀持平，會講韓國瑜是民粹，雖然也罵或更罵民進黨，但為了客觀會這樣講韓，或列出韓的其他缺點。陳真可能認為這很愚蠢且刻意！因為理解台灣三十年來的變化，真正粹翻天的哪是韓。不是說韓不粹，而是沒必要提了。蔡英文用溫和理性的聲音所說出的東西時常是更粹，挑釁的方式也是陰刻的，性情磊落的人不容易招架，因為會想不到。 <text:line-break/><text:line-break/>我對韓國瑜的看法和陳真不大一樣，但我覺我應該算能理解陳真對他的推崇。 <text:line-break/><text:line-break/>學者寫東西還會引述一段福山、福柯說過啥，賣弄一下，或必須如此才能讓自己看起來有學問。然而陳真的旁徵博引是很自然湧現的，這是功力。 <text:line-break/><text:line-break/>以陳真在黨外和民進黨的資歷、歷練，及他的觀察力、端正，他寫東西直接送上「人渣黨」三字，全文每次都是人渣黨如滿天星。若寫民進黨，他渾身難受。我不會用人渣黨三字來寫東西或聊天，因為我的資歷、環境種種，雖我年輕時投給民進黨過，但這算哪門子的資歷。不是說我沒資格罵，但要我講人渣黨我怕用詞太難聽了。陳真那樣寫不存在難聽與否的考慮。 <text:line-break/><text:line-break/>蔣經國過世後，孫立人方結束軟禁歲月。老蔣小蔣都心胸狹隘，早就該還他自由。孫將軍結束軟禁的那陣子，很多人來拜訪他，包括記者、故舊、老部下。一次一個老部下在他面前罵起蔣介石，孫忽然有點慍怒道：「蔣介石是你叫的？」這是真實故事。我不會使用「人渣黨」這字眼有點類似這個段子，人渣黨讓我來講出口，有點怪。或許孫將軍之所以聽了不舒服，是認為眼前這位老部下沒必要用大罵蔣介石的方式來對他狗腿，但我覺這其中有一種輩份的講究，那個老部下沒有這種輩份（他應該說老總統即可）。我說輩份可能不精確，而是一種「格」。我不是尊敬民進黨，只是我講人渣黨就有點怪，像我在演哪一齣給大家看？如果講了恐怕又想到，我沒講國民黨是臭ㄆㄨㄣ（餿水之意）黨好像不夠平衡？ <text:line-break/><text:line-break/>當然，我對勞苦功高的黨外、民進黨的一些先賢前輩是尊敬的，李敖過世那幾天，我讀到最好的一篇悼念（或說懷念文章）是江蓋世發在臉書上的。我覺短文中很有情味，比什麼藍營的好多了，至於綠營真心公開懷念他的人也不多（我想其實仍不少只是他們沒寫出……有點年紀的民進黨人士心中會哽一下，幽幽嘆息，我覺得會吧）。江蓋世也是早已被冷落的一個人。在此我把文章調出（插播，可見網路當然還是有用的。但知識的具備很重要，好比我讀維基與百度百科的詞條內容，常發現網友寫錯，但懶得介入），以下格式照原文貼。： <text:line-break/><text:line-break/>＃ <text:line-break/>江蓋世 <text:line-break/>2018年3月19日 <text:line-break/><text:line-break/>我與李敖相識30多年，但很少見面。 <text:line-break/><text:line-break/>私交上，他是一位有趣的朋友，博學多聞，引經據典，相當有趣。 <text:line-break/><text:line-break/>我主張台獨，我走全島，他從不多唸我一句，他很尊重我的想法。 <text:line-break/><text:line-break/>以前， <text:line-break/>跟他一起吃牛肉麵，天南地北聊啊聊，他狂傲自負，自詡為「大師」，他批判別人，絕不手軟。 <text:line-break/>我那時年少氣盛，曾撰文消遣「某人」自稱是「大師」，但其實他是「言語大師，行動侏儒」。我完全沒指名道姓。 <text:line-break/><text:line-break/>我是晚輩，只是開開玩笑，說說這位我學生時代心目中的言論自由英雄。 <text:line-break/><text:line-break/>不料，他看到了我的文章，立即撰文開罵道:當今居然有人諷刺我是「行動侏儒」......其實我是一個不需上前線的總司令! <text:line-break/>(原文待查，大意如此) <text:line-break/>後來見面，我們兩人還是有說有笑，我很珍惜那樣的友誼。 <text:line-break/><text:line-break/>至今想來，我那時開玩笑的話太重了， <text:line-break/>每個人都有他的角色扮演，每個人都有他的侷限，我也是如此......也被一位多年好友，吐槽酸言，他說我年已60歲了，只會賴來賴去，至今無法行動，而一事無成，.......。 <text:line-break/><text:line-break/>上次見面後，很想再約李敖一起吃碗牛肉麵，但是，又怕吵了他，他正在與病魔抗爭中....。 <text:line-break/>結果，雖有邀約的念頭，再也無法實現了。 <text:line-break/><text:line-break/>30多年前，他與Nylon 惺惺相惜。 <text:line-break/><text:line-break/>現在，兩人終於可以天上相見了。 <text:line-break/><text:line-break/>蓋世 <text:line-break/><text:line-break/>＃ <text:line-break/>但板友穎芝寫「人渣黨」，我也不會說這樣是失態或失格，儘管有時覺得她太衝動好像不大好。因為穎芝比較是素人，她（他？）腦子沒有我這麼複雜，她氣不過啊，直接就送出了。所以我轉瞬想想，心中也可欣賞或容納之。我覺陳真懂她是什麼樣的人，所以盡量不糾正她的任何發文，怕傷了她。這是陳真的柔軟，對每個人有些微差異，但不變的重點是陳真體貼，對板友們皆是。 <text:line-break/><text:line-break/>又如阿水，陳真認為他講不聽（這三字是我用的，陳真沒這樣說），有次發文笑說我認輸了。我和朋友看了笑噴。這也是因為陳真懂這個人是什麼樣的人，不想傷害他。很能容人，陳真的這個精彩，很難學習，但值得學習。學問和作人在他身上一致。 <text:line-break/><text:line-break/>至於歐陽陽，我個人認為，他的發文常有問題。因為用聊天的方式來總結深刻精闢的道理，我覺他功力還差，有點像胡同裡的老爺子鬼扯。這還不如毛澤東慣用的什麼兩個務必、三個什麼、四個什麼的那種語法。我不知道陳真怎麼看待，但我覺（我猜）陳真也認為吧？可是來者是客，尤其是祖國的朋友，陳真如果看了眼皮一跳蹙起眉頭，也不想說什麼。至少在我來說，我自己懂得沒那麼多，我從阿水的瑣碎怪文、歐陽陽的侃大山之中，還是可以找到我可以學習吸收的東西。反正我覺得很廢的地方我自動跳過。 <text:line-break/><text:line-break/>我不喜歡阿水和歐陽陽相互否定、較勁的發文內容。我覺二者氣度都不夠。我覺阿水有時想欺負板友，但歐陽陽（和其他板友）也不是省油的燈。那我就看戲唄。這樣想想，可能我自己氣度不夠，因為他倆可能很享受切磋，也很尊敬對方，是我小人之心了。 <text:line-break/><text:line-break/>我在幾個月前曾觸怒陳真，這讓我很不好意思。但我吃得住。重點是陳真不希望我不懂他的心路歷程卻讚美他，這比挑戰他或轟他更難受。俗一點來說是亂拍馬屁拍錯，胡鬧，讓陳真讀了太難受。所以瞬間我成了孫將軍的那個老部下。要讚美孫將軍，那個人也不夠格，更重要的是他不懂。 <text:line-break/><text:line-break/>欣賞陳真的人，挨罵也會繼續讀本板，只因陳真這人信得過，有貨。 <text:line-break/><text:line-break/>陳真不是光對待祖國板友好，對待台灣人也一樣周到。面對板友，無論來自何處，有很淺的提問，或某種老生常談的刁問，或是高手的提問，陳真的答覆，總可以讓人開眼界，不是裝理性、示氣度那種裝，十分有心，自然，是個很棒的大哥哥。人要活到很自然很難。他罵人還在上幼稚園，是真罵也不是真罵。用心直口快來形容，這俗了，不到位。用心良苦比較接近。 <text:line-break/><text:line-break/>我希望陳真熟識的板友們，可以和陳真合作一系列拍片計畫。讓陳真在鏡頭前出現，接受問題的挑戰或討論，看陳真如何答覆。我相信陳真瞬間就可洋洋灑灑或三言兩語就點到核心，且出人意表。然後影片上傳油管，一次可以半小時即可。陳真不必管後製，因為那是信任的人會去做。也不必看油管留言，那太累了。但陳真若事後覺某些問題可以延伸，自可在板上再談。只因以前我覺李敖很會寫，他的「笑傲江湖」等脫口秀節目，可能比較不擅講話，結果我錯了！他非常會講。上綜藝節目也是，反應超快，但也不是鬼扯，頂多是好玩逗趣，其智慧之大藏在笑點中。 <text:line-break/><text:line-break/>2000年選舉，吳宗憲的節目邀請李敖，他是四組總統參選人中的其中一個，另外三者是連、宋、扁。現場也邀來很多青年來賓，他們是三組候選人的粉絲，節目開放各推代表上來對李敖輪流提問。這段油管有。其中一個女學生問他，你都沒出過國，沒有國際視野、見識少，這樣怎麼當總統？李敖妙答，照你的說法，總統應該讓旅行社導遊來當。 <text:line-break/><text:line-break/>我相信陳真有各種非凡的臨場睿智與機鋒，可以用說的，招架各種問題，這是很有意義的。大家會把影片傳出去。提問的題目可以由小編來彙整發問，或邀請一些人來發問亦可。 <text:line-break/><text:line-break/>我想我這個提議，會被飆。也或許有人已提議過，總之我可能被飆很慘。請陳真高抬貴手，別鞭我太用力。 <text:line-break/><text:line-break/>謎之音：陳真是你叫的啊！（喂，退下） </text:p>
      <text:p text:style-name="P2">阿水   |  2020.07.03 17:06   |   <text:a xlink:type="simple" xlink:href="http://palinfo.habago.org/Entry?Command=Information_PrintForum&amp;iPage=3#FORUM39790"><text:span text:style-name="T1">#</text:span></text:a></text:p>
      <text:p text:style-name="P4">嗯嗯，不說道理了，道理沒陳醫師說得好，說說自己的故事： <text:line-break/><text:line-break/>拜法律扶助之賜，工作上接觸了許多位精神病患，這在以前幾乎不太可能接觸到的。在與精神病患的互動中，若不是他們有殘障手冊或醫院的診斷證明讓我記得他們是病人，不然跟精神病患溝通有時會認為他們不講道理，甚至會溝通到火氣高漲，但當我記得他們是病人時，這時就比較能保持心平氣和，也能帶著笑容。 <text:line-break/><text:line-break/>法律扶助若是辦到了精神病患的刑事案子，對於當事人的症狀我都會上網查查是什麼意思，可是畢竟沒有這方面的醫學專業，難免有看沒有懂。不過，我上網查資料只是為了瞭解當事人的精神病症在法律上可不可能嚴重到可以依法免罰或減輕其刑的程度。如果網路上查到的病症讓我覺得有此可能的話，在約當事人來聊聊案情時，會特別留意當事人對事務的理解能力及情緒反應；雖然有此懷疑就可以聲請法院指派專業的精神醫院來對當事人進行精神鑑定，但是我還是會親自拜訪當事人的主治醫師，請教是否能鑑定當事人在行為當時的精神狀態，而當事人的主治醫師跟我說不行的時候，我會尊重專業的意見，才放棄了聲請鑑定這個選項。 <text:line-break/><text:line-break/>當然我也可以就網路上查到的資料，直接據以向法院聲請鑑定，這時通常法院也會准，因為法官也不懂精神醫學專業；既然辯護人的聲請有理有據，那就由國家負擔費用進行鑑定。然而，我還是想貼近精神病患，利用多方面的實際接觸來瞭解精神病患。 <text:line-break/><text:line-break/>有一回，在法律扶助基會審查案件時，有位精神病患來聲請法律扶助，我還跟申請人聊到被投訴到法扶總會。是這樣子的，他要告家裡全部的人，可是我犯了一個大錯，在審查的過程中，一時雞婆性起，多管閒事的跟申請人說：「很難得喔，你有病識感，那你有沒有想過家裡的人不是如您所說真的想欺負你呢？」結果，對方一聽就馬上跳起來，說我歧視精神病患，跟我沒完沒了，還好審查室裡都有錄音錄影，法扶總會來調查的結果我沒事。這件事我自己檢討，我怎麼會這麼犯傻兼白痴呢？好比面對一個下半身癱瘓的人，問他說：你為什麼不站起來自己走走？ <text:line-break/><text:line-break/>二十幾年前，有一件殺人案件，一審判死刑，透過當事人友人的陳述及接見時當事人的說法，我懷疑當事人有精神疾病，於是就聲請法院進行精神鑑定，醫學鑑定的結果是當事人行為時心神喪失，鑑定醫師還跟我說，還好我有當事人可能是精神病患的警覺性。但是後來法官認為當事人殺人以後還知道要去警察局自首，所以認為當事人沒有喪失辯別事理的能力，只是精神耗弱而已，才從一審的死刑改判而留下一命。後來，在本版潛水看過陳醫師的解說才知道，那個案子的法官的判定理由，很有可能是錯誤的。 <text:line-break/><text:line-break/>曾經在下班時間到精神病患接受強制治療的院所，趁著開放會面的時間，拿法扶的委任狀給當事人簽。我其實可以不用這樣子做的，等他出來的時候再辦理就行了，但是受扶助人從裡面一直打電話我，甚至來個奪命連環摳，叫我要趕快去辦委任，而我也好奇所謂的強制治療到底是怎樣？當我要進入強制治療院所時，心裡也會害怕，因為網路上的資料告訴我接受強制治療的病患都是「嚴重病人有傷害他人或自己之虞，經專科醫師診斷有全日住院治療之必要者」，可是一進強制治療的會面場所，我就鬆了一口氣，因為女護理人員也是跟我同在一個開放空間，也只是穿護士服，沒有戴安全帽，對病患也是愛理不理的。 <text:line-break/><text:line-break/>還有一些雜七雜八的接觸經驗，例如有當事人知道要告對方什麼什麼都告不成時，竟然從皮包拿藥出來吃，緊握拳頭告訴我，不要再繼續講了，再繼續講就會氣得控制不住。也有當事人告訴我說有邪靈指使他要打人，我也會笑著回說：那邪靈叫你打我時，你要先告訴我喔，我才能躲起來。當事人也笑著回說：不會啦！ <text:line-break/><text:line-break/>說了這些，有些事還是不方便公開說，但我到現在還是覺得我對精神病患仍然無知，還是要一直記得他們是病人，這些應對方法在網路上都查不到，查到了也不知道如何適切的面對每一個有精神病患的當事人。</text:p>
      <text:p text:style-name="P2">小羽   |  2020.07.03 16:07   |   <text:a xlink:type="simple" xlink:href="http://palinfo.habago.org/Entry?Command=Information_PrintForum&amp;iPage=3#FORUM39789"><text:span text:style-name="T1">#</text:span></text:a></text:p>
      <text:p text:style-name="P5">陳真醫師加油！我喜歡你寫的文字，請不要失去寫東西的熱情，請繼續暢所欲言。</text:p>
      <text:p text:style-name="P2">阿水   |  2020.07.03 12:40   |   <text:a xlink:type="simple" xlink:href="http://palinfo.habago.org/Entry?Command=Information_PrintForum&amp;iPage=4#FORUM39788"><text:span text:style-name="T1">#</text:span></text:a></text:p>
      <text:p text:style-name="P5">報告陳真， <text:line-break/><text:line-break/>這回牽涉到您所說的「你們打擊了我原本已經所剩無幾的自信，讓我頓時感到很無言，失去寫東西的熱情。我以後是要怎麼寫字？」，這還得了，那我罪過不就大了嗎？我覺得不說「會死」，就冒出水面說說，也麻煩您百忙之中抽空盯一下，謝謝。 <text:line-break/><text:line-break/>首先，我也是以讀者的立場，先前的留言是為了闡述您的這段話： <text:line-break/><text:line-break/>「我的天啊，你們真的好單純，就算坐時光機回到過去，相關資料依然一片空白。 <text:line-break/>理解一種事情需要投入，需要生活的親近性，需要下苦工，需要長年的關注，不是什麼網路上查得到查不到，我的天!你們居然是這樣子在理解事情。 <text:line-break/>什麼聽到哪一首歌!!!!然後就找到以前的資料!!我的天!!!我無言了。」 <text:line-break/><text:line-break/>因為您跟老羊之間後來的互動，都提出一番論述，可是我覺得您就這個議題的觀點，真的很重要，怕被連番的論述給「扯開扯遠」了，於是就不自量力，試圖用我笨拙的白話文字拉回來正題。而您倆論述的文字太多了，我的方法是把它們給「概念化」，可是因為我在先前的留言時，沒有把每個「概念」說清楚而引起您誤解。 <text:line-break/><text:line-break/>我概念化的方法是借用佛教的證道方法：「解行並重、解行相應，才能產生如實的『見地』」。（這是用來類比說明的，不是佛教的原意。） <text:line-break/><text:line-break/>那麼，我文中所說的「時下一般人對某一種事實利用網路『解』得太多、『行』得太少（甚至沒有），以致於『見地』上一片空白。」云云，這裡的「解」是指一般人從網路上所得資訊而產生的了解；這裡的「行」指的是您所說的「需要投入，需要生活的親近性，需要下苦工，需要長年的關注」；至於「見地」意指「一種事情的理解」（我延伸其義為「事實的理解」）。而老羊的文中環繞在利用網路資訊的「解」打轉，跟您的重點在於「見地」，也在於「行」。而且這樣概念化以後，才看得看清楚為什二位的論述沒有交集。 <text:line-break/><text:line-break/>透過網路來理解事情（尤其是您所說的一個時代或事件），一定是一片空白的嗎？真的無法理解事情嗎？我的看法是：不論網路資料再怎麼齊全，看到的都是「模糊一片」（這是與讀者文字的妥協，我還是認為您「一片空白」的用字比較貼切），必須透過上頭所說的，不斷的「行」「解」相應，互相印證，才能得到如實「見地」（一種事情或事實的理解）。 <text:line-break/><text:line-break/>當然，任何概念化的說明，只是為了釐清爭點，定位清楚，說明方便，未必真能扯出個什麼「道理」，只是用來理解的工具罷了；而且這個工具的缺點是用概念來切割分析的話，會忽視了概念與整體的關聯，反而會引發誤解，所以要請您撥空盯著。</text:p>
      <text:p text:style-name="P2">欧阳阳   |  2020.07.03 11:49   |   <text:a xlink:type="simple" xlink:href="http://palinfo.habago.org/Entry?Command=Information_PrintForum&amp;iPage=4#FORUM39787"><text:span text:style-name="T1">#</text:span></text:a></text:p>
      <text:p text:style-name="P4">说智商的话，人类这几百年，从人脑科学的角度去看，应该是没有显著进化的，人类脑袋的进化速度没有那么快。现代社会资讯传播速度快，现代人接触的资讯或者说知识应该是要多很多，但是其分辨能力依旧！很多时候，假假真真，分辨不了。 <text:line-break/><text:line-break/>如果说有进步的话，主要应该是体现的社会制度与文化层面，但是文化这个东西，主要是由智者哲人建立，然后普通民众吸收，在实践中加以运用！文化是一个积累沉淀发展的过程。 <text:line-break/><text:line-break/>所以我认为，人类社会是需要智者的或者说精英的，所谓民主就是消灭精英的说法是为违法社会发展基本规律的，就如蜂群需要蜂王，狼群需要狼王！ <text:line-break/><text:line-break/>人需要一定自由，这个是肯定的，毕竟智者也是从普通民众中产生！而且我们人类社会的发展也是所有人的发展。 <text:line-break/>但是如果自由到没有任何约束，自以为是，各自为政，这个社会就会反古到原始社会，进入混乱与沉沦，是不符合人类发展规律的。 <text:line-break/><text:line-break/>在自然科学领域，我们可以比较容易分辨智者，比如牛顿，比如爱因斯坦，因为到今天也很少有人达到他们那样的高度，也是比较容易验证的。 <text:line-break/>但是在社会科学领域，这个验证分辨就比较难了，大概只能由时间发展来验证。</text:p>
      <text:p text:style-name="P2">陳真   |  2020.07.03 00:59   |   <text:a xlink:type="simple" xlink:href="http://palinfo.habago.org/Entry?Command=Information_PrintForum&amp;iPage=4#FORUM39786"><text:span text:style-name="T1">#</text:span></text:a></text:p>
      <text:p text:style-name="P5">阿水， <text:line-break/><text:line-break/>我曾提過，人們光是"知道"並沒有用，你總得 "做" 些什麼。但這個說法跟我和老羊之間的問題毫無關連。 <text:line-break/><text:line-break/>真是越扯越遠了。我表達能力有那麼差嗎？ <text:line-break/><text:line-break/>再說，當我們說 "某人只出一張嘴，卻什麼事也沒做"，這話的意思怎麼會是說某人"知道" 得太多，"做" 得太少？ <text:line-break/><text:line-break/>一個人什麼也不知道，啥也不懂，照樣不也就是出一張嘴。我怎麼會認為現代人知道很多做太少？現代人比過往的人知道得更少，卻以為自己什麼都知道，同時也什麼都不做。 <text:line-break/><text:line-break/>這樣夠白話了吧？我的表達力有那麼差嗎？ <text:line-break/><text:line-break/>你們打擊了我原本已經所剩無幾的自信，讓我頓時感到很無言，失去寫東西的熱情。我以後是要怎麼寫字？各位小朋友，今天陳真叔叔要跟你們說哦...有個大野狼... <text:line-break/><text:line-break/>是要這樣子寫東西才能讓人理解嗎？ <text:line-break/><text:line-break/>為了與人溝通，為了避免誤解，我一向都儘可能通俗、再通俗地只講 "幼兒園第一課"。我做不到更通俗更淺顯了。 <text:line-break/><text:line-break/>寫字通俗是好事，是一種美德，但是，一些人的所思所想，卻無法僅僅在這樣一種缺乏微妙、複雜與深刻的世界中獲得解脫。 <text:line-break/><text:line-break/>從小在台灣受 "教育"，每當我被 "教育" 摧殘得痛不欲生時，衝回家第一件事就是拿起數學課本，思考各種數學原理，彷彿痛苦心靈能因此獲得一種治療與安慰，畢竟在數學裏頭，如許純淨，再也沒有任何鬼扯蛋或腦殘思維的存在空間了吧。</text:p>
      <text:p text:style-name="P6"><text:span text:style-name="T5">阿水</text:span><text:span text:style-name="T6"><text:s/>  |  2020.07.02 12:35   |   </text:span><text:a xlink:type="simple" xlink:href="http://palinfo.habago.org/Entry?Command=Information_PrintForum&amp;iPage=1#FORUM39785"><text:span text:style-name="T7">#</text:span></text:a></text:p>
      <text:p text:style-name="P7"><text:span text:style-name="T6">老羊，</text:span><text:span text:style-name="T8"><text:line-break/><text:line-break/></text:span><text:span text:style-name="T6">我冒昧的試著說說看，謹供參考（不見得是陳醫師的意思）：</text:span><text:span text:style-name="T8"><text:line-break/><text:line-break/></text:span><text:span text:style-name="T6">我們佛教證道的方法有所謂的「解行並重」、「解行相應」，「解」、「行」兩者不可偏廢，這樣才能產生如實的「見地」。這個「見地」我借用來特指陳醫前面所稱的「理解一種事實」。</text:span><text:span text:style-name="T8"><text:line-break/><text:line-break/></text:span><text:span text:style-name="T6">基於以上認知，您文中對「網路資訊」的定位不論怎麼補充或提醒讀者，都只是環繞在「解」的範圍，而陳醫師文中對現時狀況批判的重點則是：時下對一般人對某一種事實利用網路「解」得太多、「行」得太少（甚至沒有），以致於「見地」上一片空白。</text:span><text:span text:style-name="T8"><text:line-break/><text:line-break/></text:span><text:span text:style-name="T6">另外，您提到『我想要表達的是一個人不需要因為自己沒有能夠「親身」投入而懷有罪惡感』。</text:span><text:span text:style-name="T8"><text:line-break/></text:span><text:span text:style-name="T6">可是，在巴勒網長期潛水學習下來，我倒覺得這種「罪惡感」很需要，也是意外之喜，最怕是文章寫了以後讓人「無感」或只生厭惡感（不好意思，我以前在本版就是這樣）。我的理由是：若是要「解行並重」，心頭上沒有動力很難起而行，不妨利用這個「罪惡感」，適情適性的去做些能力所及的事，小事也行，為善不擇大小嘛。就這樣解行解行解行．．．．．或許將來的一剎那間，杜甫的某首詩句從您腦海裡油然而生，或者不自覺的吟唸而出。這時，您與杜甫那首詩的「見地」應該就差不多相當了。</text:span><text:span text:style-name="T8"><text:line-break/><text:line-break/></text:span><text:span text:style-name="T6">上面那段是借用您文中所說『網路當然不能讓人「了解」難民的感受，但是杜甫的詩也不能。』來解釋我想表達的意象；也或許杜甫的那首詩還在我所指涉「解」的範圍，還不到「見地」的程度，可是如此「解行」下來，您的「見地」卻是已經如實了，就「那一種事實」而言，就不再是一片空白。</text:span></text:p>
      <text:p text:style-name="P6"><text:span text:style-name="T5">陳真</text:span><text:span text:style-name="T6"><text:s/>  |  2020.07.02 10:07   |   </text:span><text:a xlink:type="simple" xlink:href="http://palinfo.habago.org/Entry?Command=Information_PrintForum&amp;iPage=1#FORUM39784"><text:span text:style-name="T7">#</text:span></text:a></text:p>
      <text:p text:style-name="P8"><text:span text:style-name="T6">老羊，</text:span><text:span text:style-name="T8"><text:line-break/><text:line-break/></text:span><text:span text:style-name="T6">我覺得，我的表達能力已經來到盡頭，只能把講過的話再說一遍。我要說的是：你這些說法，跟我講的八竿子打不著一點邊，它既非「反駁」，更不是「補充」。這樣會很難理解嗎？我有說網路一無是處嗎？我有說網路「全部」都是垃圾資訊嗎？我有說網路應該全面廢除取消嗎？這一切跟我講的，完全是兩碼子事你看不出來嗎？</text:span><text:span text:style-name="T8"><text:line-break/><text:line-break/></text:span><text:span text:style-name="T6">同樣的例子再說一次，當有人批評升學主義時，卻有個人以高姿態跳出來訓話，「補充」說，各位年輕人，升學也有好處哦，也有一些書是不錯看的唷，我們不要只看暢銷書，也不要只看第一頁，第二頁第三頁也都要看。你聽了，是不是會想撞牆？</text:span><text:span text:style-name="T8"><text:line-break/><text:line-break/></text:span><text:span text:style-name="T6">想撞牆倒還沒什麼，更可怕的是窒息，意思是說，這只是一些絲毫不相干的傻話，卻也能講得好像什麼金玉良言，好像老師在訓話似的。在台灣念書或參加什麼研討會，基本上就是這種感覺：站在講台上的人，往往講一些蠢話，但他卻居高臨下，講得煞有介事。之所以窒息是因為你知道，你很難跟他溝通，因為他不知道自己在講什麼，也不知道別人在講什麼。</text:span><text:span text:style-name="T8"><text:line-break/><text:line-break/></text:span><text:span text:style-name="T6">當有人提起某個「東西」的某種「意涵」時，你要反駁也好，補充也罷，但請反駁或補充「那個『意涵』」，而不是在「那個『東西』」上望文生義，任意發揮。李白詩云，「床前明月光」，難道我們就以為這是在討論「床」這個「東西」。瞎掰當然也是一種「言論自由」，問題是它不相干就是不相干，八竿子打不著一點邊。</text:span><text:span text:style-name="T8"><text:line-break/><text:line-break/></text:span><text:span text:style-name="T6">我寫東西時如果意識到「讀者」的存在，往往就怯步了，馬上自我言論設限。為什麼呢？原因之一就是像這樣一種望文生義的現象。那就好像你在談數學，講到香蕉一斤五元，蘋果一斤八元，各買三斤共多少錢？結果，人們卻開始跟你「補充」說香蕉也有比較貴的，像旗山蕉就是了；或是「反駁」說蘋果要買就要買小顆的比較甜，不要買什麼富士山的，不要以為蘋果就一定很貴。你聽了，是不是會想撞牆？雖然都有提到香蕉和蘋果這些「東西」，但是，這是在講同樣一回事嗎？</text:span></text:p>
      <text:p text:style-name="P6"><text:span text:style-name="T5">許世勤</text:span><text:span text:style-name="T6"><text:s/>  |  2020.07.02 10:05   |   </text:span><text:a xlink:type="simple" xlink:href="http://palinfo.habago.org/Entry?Command=Information_PrintForum&amp;iPage=1#FORUM39783"><text:span text:style-name="T7">#</text:span></text:a></text:p>
      <text:p text:style-name="P7"><text:span text:style-name="T6">這次的俄羅斯聯邦憲法修正案投票，在</text:span><text:span text:style-name="T8">95%</text:span><text:span text:style-name="T6">投票率下，對於聯邦憲法修正案的支持度達到</text:span><text:span text:style-name="T8">78.8%</text:span><text:span text:style-name="T6">，相較於</text:span><text:span text:style-name="T8">1993</text:span><text:span text:style-name="T6">年葉爾辛的憲法修正案所爆發的血腥衝突，普丁的憲法修正案可說一帆風順。新的修正案將賦予俄羅斯總統更大的權力，包括解散國會，指派或解任檢察總長等，普丁的總統任期將可以到</text:span><text:span text:style-name="T8">2036</text:span><text:span text:style-name="T6">年。對比歐美各國的秩序走向解離，這次的俄羅斯憲法修正案類似於中國的修憲，目的是讓國家走向秩序與穩定。國際局勢牽一髮而動全身，國際強權結構強勢洗牌中，變化之大，台灣又有多少人在意呢？</text:span><text:span text:style-name="T8"><text:line-break/><text:line-break/></text:span><text:span text:style-name="T6">原文網址</text:span><text:span text:style-name="T8">:<text:line-break/></text:span><text:a xlink:type="simple" xlink:href="https://www.rt.com/russia/493411-constitution-amendments-russia-putin/"><text:span text:style-name="T9">https://www.rt.com/russia/493411-constitution-amendments-russia-putin/</text:span></text:a></text:p>
      <text:p text:style-name="P6"><text:span text:style-name="T5">老羊</text:span><text:span text:style-name="T6"><text:s/>  |  2020.07.02 03:04   |   </text:span><text:a xlink:type="simple" xlink:href="http://palinfo.habago.org/Entry?Command=Information_PrintForum&amp;iPage=1#FORUM39782"><text:span text:style-name="T7">#</text:span></text:a></text:p>
      <text:p text:style-name="P8"><text:span text:style-name="T6">陳真兄，我一點也不介意你有一說一；雖然我不了解你，但是以讀你文章二十多年的時間，我至少對你（以文字）說話和寫作的風格並不陌生。如果我在意被你批評就不會偶爾冒出頭發言了。抱歉我之前的發言你從頭到尾都沒有認同之處，而且還給你窒息的感覺。</text:span><text:span text:style-name="T8"><text:line-break/><text:line-break/></text:span><text:span text:style-name="T6">但是我需要指出一點，我那段發言既不是為了「連接」、更不是在駁斥你的論點；而是在補充「我認為」你沒有交代清楚的部分。因此，你舉的精神科醫師用他們的治療案例反駁你的質疑的例子和我的發言並不能類比。</text:span><text:span text:style-name="T8"><text:line-break/><text:line-break/></text:span><text:span text:style-name="T6">比如說你之前寫的「從電話到手機，從郵政到</text:span><text:span text:style-name="T8">EMAIL</text:span><text:span text:style-name="T6">再到</text:span><text:span text:style-name="T8">LINE</text:span><text:span text:style-name="T6">等等等，這一切所謂進步，不知道究竟是進步了什麼碗糕。依我看，那只是更加消耗人們的心力，更加擠壓現代人早已所剩無幾的時間」。我反對這段話嗎？並不。我完全同意現在這些即時通訊服務佔據了非常多的時間，但是從我以一個讀者的身分來看你寫的這段話，它寫得過於武斷，容易給人「科技無用論」的感覺。好，接下來你或許會說「我有這麼說嗎？我有這麼膚淺嗎？」，你當然沒有這麼說，你更不是膚淺之人，可是讀者除了根據一個人寫出的文字或是說出的話，他還能怎麼去理解一個陌生人的想法？以你的學識與經歷，你非常清楚語言文字能表達的侷限；人如何能夠從對方說出口的去「引申、推論」到他沒說出口的，這既可以是「心有靈犀」也可以是徹底的誤解。</text:span><text:span text:style-name="T8"><text:line-break/><text:line-break/></text:span><text:span text:style-name="T6">同時，阿水在他的留言提到「請您移駕從網路雲端走下凡間，長期投入、長期關注，與您關注的對象保持生活的親近性，這整個過程需要下苦工，才能有助於您理一種事實」。我反對嗎？一點也不，我完全贊成，但是為何我要說「知道」問題的存在就是有價值的？因為沒有人有可能去長期投入、長期關注「所有的」社會問題。你大概覺得這是廢話，是讀過幼稚園就知道的事情；對不起，還真不是。我想要表達的是一個人不需要因為自己沒有能夠「親身」投入而懷有罪惡感。幾年前的太陽花學運，有個男孩子當街對勸他回家的老爸吼「我們在這裡爭民主，你為民主做了什麼」？不管大家說他是腦殘也罷、忤逆也罷，重點是「道德綁架」這種行為就是存在。我的發言當然不是在暗示你或是阿水在道德綁架任何人，而是希望讀者不要對號入座，自己綁架自己，只因為不能親身參與。</text:span><text:span text:style-name="T8"><text:line-break/><text:line-break/></text:span><text:span text:style-name="T6">如果現代人不可能消除網路，不可能不從網路獲得資訊，為何除了點出從網路資訊了解現實的陷阱，不能補充說明「改變使用網路的習慣與心態」的重要性？「補充」並不等同於反對吧？</text:span><text:span text:style-name="T8"><text:line-break/><text:line-break/></text:span><text:span text:style-name="T6">就寫到這裡。文字不長，如果還是讓你覺得窒息，我想應該還沒有到會永久影響陳真兄健康的程度；謝謝你之前的直言。</text:span><text:span text:style-name="T8"><text:line-break/></text:span></text:p>
      <text:p text:style-name="P6"><text:span text:style-name="T5">陳真</text:span><text:span text:style-name="T6"><text:s/>  |  2020.07.01 20:59   |   </text:span><text:a xlink:type="simple" xlink:href="http://palinfo.habago.org/Entry?Command=Information_PrintForum&amp;iPage=1#FORUM39781"><text:span text:style-name="T7">#</text:span></text:a></text:p>
      <text:p text:style-name="P7"><text:span text:style-name="T6">如果有人反對比方說資本主義，而你並不認同，但在你表達不認同之前，你得先搞清楚對方到底在說什麼，然後你才知道自己究竟是不認同什麼，而不是反駁說「那你為什麼要賺錢？為什麼要支薪？為什麼要消費？」這不叫反駁，這叫做「雞同鴨講」，不知所云。</text:span><text:span text:style-name="T8"><text:line-break/><text:line-break/>"in a sense" </text:span><text:span text:style-name="T6">很重要。打擊一種觀點，要打擊「那個」觀點所要表達的「那個」意義，而不是打擊跟它絲毫不相干的想法。</text:span><text:span text:style-name="T8"><text:line-break/><text:line-break/></text:span><text:span text:style-name="T6">二十幾年前，我曾經在某個精神醫學論壇惹惱了一群台灣的精神科醫師，幾乎每句話都能惹惱他們，彷彿因此結下什麼深仇大恨似的。例如我說「所謂心理治療的知識論</text:span><text:span text:style-name="T8"><text:s/>(epistemology) </text:span><text:span text:style-name="T6">很可疑」，意思是說，「心理治療」到底是憑什麼而能成為一種「知識」，究竟它憑什麼而能構成一種專業？</text:span><text:span text:style-name="T8"><text:line-break/><text:line-break/></text:span><text:span text:style-name="T6">一些醫師一聽，馬上就抓狂了，有些就說他「成功治療了多少病人」云云，意思是說，只要病人覺得某種情緒有改善，那就是治療成功。問題是，這跟我的質疑扯得上什麼關係？你心情不好，找你的阿那達講講話，心情一下就好很多了，難道你的阿那達就因此擁有了「心理治療」的「知識」與「專業」？這不是鬼扯蛋嗎？</text:span><text:span text:style-name="T8"><text:line-break/><text:line-break/></text:span><text:span text:style-name="T6">我的意思是說，當我們宣稱某種東西是一種專業知識時，那你得說清楚這所謂專業知識究竟意謂著什麼？如果安慰兩句就是治療，那等於說每個人隨時都有能力成為心理治療的專家；如果每個人都是專家，那也就是說這東西根本沒有專家可言。也就是說，它並不具備一套客觀且具有某種知識基礎的知識架構。</text:span><text:span text:style-name="T8"><text:line-break/><text:line-break/></text:span><text:span text:style-name="T6">我當時並非說我對此已有一套結論，而僅僅只是禔出疑問說：所謂心理治療的「知識論基礎」到底是什麼？很多精神科醫生一聽就抓狂了，好像我侮辱了他們的專業似的。</text:span><text:span text:style-name="T8"><text:line-break/><text:line-break/></text:span><text:span text:style-name="T6">這例子說明了：不管認同或反駁，你總得搞清楚自己到底在認同什麼或反駁什麼，你必須在對方所講的「那個」意思上去做文章，而不是扯到全然不相干的事情上去反駁一個與之全然無關的想法。</text:span></text:p>
      <text:p text:style-name="P6"><text:span text:style-name="T5">陳真</text:span><text:span text:style-name="T6"><text:s/>  |  2020.07.01 16:20   |   </text:span><text:a xlink:type="simple" xlink:href="http://palinfo.habago.org/Entry?Command=Information_PrintForum&amp;iPage=1#FORUM39780"><text:span text:style-name="T7">#</text:span></text:a></text:p>
      <text:p text:style-name="P8"><text:span text:style-name="T6">謝謝老羊，</text:span><text:span text:style-name="T8"><text:line-break/><text:line-break/></text:span><text:span text:style-name="T6">我該鄉愿和稀泥打馬虎眼？還是一說一，二說二？</text:span><text:span text:style-name="T8"><text:line-break/><text:line-break/></text:span><text:span text:style-name="T6">我對你那篇留言從頭到尾都不認同，我怎麼會對之</text:span><text:span text:style-name="T8">"</text:span><text:span text:style-name="T6">想當然爾</text:span><text:span text:style-name="T8">"</text:span><text:span text:style-name="T6">？它給我一種彷彿又回到台灣校園、快要窒息的感覺。不過，這不是我想說的。</text:span><text:span text:style-name="T8"><text:line-break/><text:line-break/></text:span><text:span text:style-name="T6">重點是：你講的那些，跟我講的完全是八竿子打不著一點邊。這意思是說，它們在概念上沒有任何連結。我只是要指出這一點。</text:span></text:p>
      <text:p text:style-name="P6"><text:span text:style-name="T5">老羊</text:span><text:span text:style-name="T6"><text:s/>  |  2020.07.01 11:52   |   </text:span><text:a xlink:type="simple" xlink:href="http://palinfo.habago.org/Entry?Command=Information_PrintForum&amp;iPage=1#FORUM39779"><text:span text:style-name="T7">#</text:span></text:a></text:p>
      <text:p text:style-name="P7"><text:span text:style-name="T6">陳真兄：我主要是回應</text:span><text:span text:style-name="T8"><text:s/>Amy</text:span><text:span text:style-name="T6">，分享自己的一點心得而已。對你已經是非常想當然爾的事情，未必對所有的人都是。即便</text:span><text:span text:style-name="T8"><text:s/>Amy </text:span><text:span text:style-name="T6">也覺得我的分享毫無意義，其他潛水族（尤其是年紀較輕的）未必如此認為。</text:span></text:p>
      <text:p text:style-name="P6"><text:span text:style-name="T5">阿水</text:span><text:span text:style-name="T6"><text:s/>  |  2020.07.01 09:52   |   </text:span><text:a xlink:type="simple" xlink:href="http://palinfo.habago.org/Entry?Command=Information_PrintForum&amp;iPage=1#FORUM39778"><text:span text:style-name="T7">#</text:span></text:a></text:p>
      <text:p text:style-name="P8"><text:span text:style-name="T6">陽陽，</text:span><text:span text:style-name="T8"><text:line-break/><text:line-break/></text:span><text:span text:style-name="T6">我從網路上查到解釋的「攬炒」的原意中，底下的算是比較詳細的解釋：</text:span><text:span text:style-name="T8"><text:line-break/><text:line-break/></text:span><text:span text:style-name="T6">『「攬炒」，字源是來自撲克牌的「大老二」。本來遊戲規則，四個玩家每人十三隻牌，輪流出牌，最快出脫所有紙牌者勝出。如果玩家手上有一定數目的牌未出，就要被罰雙倍，甚至三倍的牌數，香港人就叫「炒雙」或「炒三」。最後埋單計數，係以紙牌隻數差額計算，所以當玩家知道自己會被炒，通常會運用技巧，抓人「陪炒」，讓結局隻數差額縮小。這種相互毀滅、玉石俱焚的作法，就叫「攬炒」。』</text:span><text:span text:style-name="T8"><text:line-break/><text:line-break/></text:span><text:span text:style-name="T6">既然是牌技，重點應該不在玉石俱焚，而是在於「運用技巧，抓人『陪炒』，讓結局隻數差額縮小」，其目的應該就是少輸為贏，讓贏家出牌時有所顧忌。於是就被拿來引申，提出一套「攬炒理論」作為香港勇武派行動的指導方針，也為一切香港的動亂的參與者提供「理性思維」，攬炒的對象也當然包括中國。而且這套理論訴求的對象是主要懷有熱血的香港人，尤其是年輕世代。</text:span><text:span text:style-name="T8"><text:line-break/><text:line-break/></text:span><text:span text:style-name="T6">我看這個現象的思考方向，是以先前從輔提過的，美國的網路戰略之一是在互聯網帶風向，最好是讓人們覺得自己是「自願」的。這種戰略比柴玲、王丹之流，躲在風暴圈外當美國傳聲筒的影響力還大。</text:span><text:span text:style-name="T8"><text:line-break/><text:line-break/></text:span><text:span text:style-name="T6">我提這個不是要跟您討論，因為人民日報網也評論聲討過了，我只是「助攻」，提供資料給您參考。而且只要看穿了這套策略，也就沒有什麼好討論。</text:span><text:span text:style-name="T8"><text:line-break/></text:span></text:p>
      <text:p text:style-name="P6"><text:span text:style-name="T5">陳真</text:span><text:span text:style-name="T6"><text:s/>  |  2020.07.01 09:50   |   </text:span><text:a xlink:type="simple" xlink:href="http://palinfo.habago.org/Entry?Command=Information_PrintForum&amp;iPage=1#FORUM39777"><text:span text:style-name="T7">#</text:span></text:a></text:p>
      <text:p text:style-name="P7"><text:span text:style-name="T6">老羊，</text:span><text:span text:style-name="T8"><text:line-break/><text:line-break/></text:span><text:span text:style-name="T6">你寫的，若不是在回應我，那就像一種小學生的「作文」，沒什麼好討論，畢竟沒有任何論點在裏頭，而只是一些缺乏認知意義的空話，或是像在教小朋友如何使用網路那樣，而我是在講那樣一種事情嗎？這裏是爸爸媽媽親子論壇嗎？我是在講什麼網路的使用問題嗎？我有說網路上沒有任何有意義的資料嗎？</text:span><text:span text:style-name="T8"><text:line-break/><text:line-break/></text:span><text:span text:style-name="T6">那就好像反對升學主義跟反對升學有什麼關連呢？它們是不同層次的問題，八竿子打不著。這時候，講一些什麼升學的好處啦，長遠的用途啦，跟升學主義有什麼關連？</text:span><text:span text:style-name="T8"><text:line-break/><text:line-break/>Noam Chomsky</text:span><text:span text:style-name="T6">說，讀書人在不斷的知識議論中，人性與良知一點一滴的腐蝕。他是在叫大家不要念書的意思嗎？他是在說知識一無是處嗎？他是在說知識份子沒有一個好人嗎？所以我們應該回到山頂洞人的時代？或是指出知識也是有用途的例子來反駁他？</text:span><text:span text:style-name="T8"><text:line-break/><text:line-break/></text:span><text:span text:style-name="T6">十三年前剛回台時，我在台大斗六分院工作，院內有個全院群組，一發信，全院的人都可收到。有一天，忘了是什麼原因，我講到</text:span><text:span text:style-name="T8">ANTI-REALISM(</text:span><text:span text:style-name="T6">反實在論，亦即認為事物並非實存</text:span><text:span text:style-name="T8">)</text:span><text:span text:style-name="T6">，提到醫師們理解知識之極端幼稚與「單純」。</text:span><text:span text:style-name="T8"><text:line-break/><text:line-break/></text:span><text:span text:style-name="T6">結果，一個外科教授跳出來，說他在台大醫學院開課專門就是在教實驗方法，講一堆蠢話來反駁我，說什麼每次實驗都會一再驗證，方才得出正確的結果，然後一直講如何一再驗證的程序，如何得到正確的知識。</text:span><text:span text:style-name="T8"><text:line-break/><text:line-break/></text:span><text:span text:style-name="T6">我聽了，真是很想咬舌自盡。</text:span><text:span text:style-name="T8"><text:line-break/></text:span></text:p>
      <text:p text:style-name="P6"><text:span text:style-name="T5">欧阳阳</text:span><text:span text:style-name="T6"><text:s/>  |  2020.07.01 06:40   |   </text:span><text:a xlink:type="simple" xlink:href="http://palinfo.habago.org/Entry?Command=Information_PrintForum&amp;iPage=1#FORUM39776"><text:span text:style-name="T7">#</text:span></text:a></text:p>
      <text:p text:style-name="P9"><text:span text:style-name="T5">人心向善，这是我</text:span><text:span text:style-name="T6">们讨论问题的基础；如果有人本来就心向恶，那就没有什么可以讨论的了，所谓</text:span><text:span text:style-name="T8">“</text:span><text:span text:style-name="T5">道不同，不相</text:span><text:span text:style-name="T6">为谋</text:span><text:span text:style-name="T8">”</text:span><text:span text:style-name="T5">指的就是如此！</text:span><text:span text:style-name="T8"><text:line-break/><text:line-break/></text:span><text:span text:style-name="T5">我相信，无</text:span><text:span text:style-name="T6">论是大陆的</text:span><text:span text:style-name="T8">“</text:span><text:span text:style-name="T6">觉青</text:span><text:span text:style-name="T8">”</text:span><text:span text:style-name="T5">，还是台湾的，香港的</text:span><text:span text:style-name="T8">“</text:span><text:span text:style-name="T6">觉青</text:span><text:span text:style-name="T8">”</text:span><text:span text:style-name="T5">，其中大部分都是人心向善的，之所以会出</text:span><text:span text:style-name="T6">现</text:span><text:span text:style-name="T8">“</text:span><text:span text:style-name="T6">脑残</text:span><text:span text:style-name="T8">”</text:span><text:span text:style-name="T5">，这不是天生的，只是被一些干扰因素所迷失，这种迷失是可以</text:span><text:span text:style-name="T6">导向的，可以纠正的！</text:span><text:span text:style-name="T8"><text:line-break/><text:line-break/></text:span><text:span text:style-name="T5">就好比雷达去探</text:span><text:span text:style-name="T6">测远方的物品或者道路，但是其过程被外界的干扰因素干扰了，导致得到的信息是错误的，被扭曲的，那用这些被扭曲的信息来知道人的行动，就很可能导致害人害己的结果；</text:span><text:span text:style-name="T8"><text:line-break/></text:span><text:span text:style-name="T5">这与人的初心是不同的！</text:span><text:span text:style-name="T8"><text:line-break/><text:line-break/></text:span><text:span text:style-name="T5">就必然前面阿水提到的</text:span><text:span text:style-name="T8">“</text:span><text:span text:style-name="T6">揽炒</text:span><text:span text:style-name="T8">”</text:span><text:span text:style-name="T5">，</text:span><text:span text:style-name="T6">损人又要害己，我认为这就不值得讨论。</text:span><text:span text:style-name="T8"><text:line-break/></text:span><text:span text:style-name="T6">讨论是需要一定价值观基础的</text:span><text:span text:style-name="T8"><text:line-break/><text:line-break/><text:line-break/></text:span></text:p>
      <text:p text:style-name="P6"><text:span text:style-name="T5">老羊</text:span><text:span text:style-name="T6"><text:s/>  |  2020.07.01 06:01   |   </text:span><text:a xlink:type="simple" xlink:href="http://palinfo.habago.org/Entry?Command=Information_PrintForum&amp;iPage=1#FORUM39775"><text:span text:style-name="T7">#</text:span></text:a></text:p>
      <text:p text:style-name="P7"><text:span text:style-name="T6">所有的「進步」都伴隨一定程度的負面影響，這應該是很清楚的？而且這個所謂進步的過程指的也是長期、大方向上的進步，短期內的波折甚至倒退其實是常態。我認為今天的社會雖然有這樣那樣的亂象，但是整體而言是在進步的。</text:span><text:span text:style-name="T8"><text:line-break/><text:line-break/></text:span><text:span text:style-name="T6">儘管知識或是資訊還不足以讓一個人更有智慧，但是我想應該不會有人覺得知識由神職人員或貴族壟斷的中世紀社會更好吧？經由網路得來關於雛妓的「知識」（無論是一手還是二手；加工或未加工）固然與「了解」她們毫無關聯，但是終究比完全不知道這些事情存在要好得多。真正的問題在於身處當今這個搜尋引擎和社交媒體不可能消失的世界，需要的是學習如何審視與過濾資訊，並且不要用宗教的態度處理世俗問題</text:span><text:span text:style-name="T8"><text:s/>-- </text:span><text:span text:style-name="T6">意思就是保持開放、願意歸零、甚至否定過去的自己的態度。</text:span><text:span text:style-name="T8"><text:line-break/><text:line-break/></text:span><text:span text:style-name="T6">三十年前我在出國留學前，為了加強自己的英文寫作能力，我到台大註冊了一門公開給外界的英文寫作班，我還記得有一篇自定題目的作業，我寫的就是「資訊氾濫造成的問題」。當時距離互聯網的問世還不到三年，地球上絕大多數的人都沒聽過或是想像過這樣的東西，而我個人已經感覺那時的台灣社會有資訊氾濫的現象。但是從另一方面來說，過去三十年間，工作謀生、教養小孩吃掉我的時間遠比網路佔用的時間多。並且，透過網路，我才有機會接觸到原本不屬於我生活範圍的知識。對我而言，這是知識權力的一種下放。</text:span><text:span text:style-name="T8"><text:line-break/><text:line-break/></text:span><text:span text:style-name="T6">撇開背後的數學與技術，從本質上來說</text:span><text:span text:style-name="T8"><text:s/>Google </text:span><text:span text:style-name="T6">是超高效率的「詢問中心」，和百貨公司或是圖書館門口的詢問台沒太多差別；但是因為它超強的搜尋能力，多數人就有了一種錯覺，相信「正確」的資訊在「第一頁」，而忘了那只是不完美（暫不論是有意還是無意形成的不完美）的運算邏輯取回的結果；繼續往兔子洞鑽下去可能就會看到不同的世界。</text:span><text:span text:style-name="T8">YouTube </text:span><text:span text:style-name="T6">又何嘗不是？從我兒子的螢幕上我見識到說有多白痴就有多智障的視頻，但是相對的，過去十來年我也看到非常多珍貴的演講或是優質的教育視頻；這些都是我在大學還有研究所的時候根本不可能有機會接觸的知識。</text:span><text:span text:style-name="T8"><text:line-break/><text:line-break/></text:span><text:span text:style-name="T6">網路當然不能讓人「了解」難民的感受，但是杜甫的詩也不能。一個人不需要自己餓肚子才能明白世界上有人在餓肚子，儘管他沒有實際體驗餓肚子的痛苦，然而這還是比他以為大家都能吃飽要更好。</text:span><text:span text:style-name="T8"><text:line-break/><text:line-break/></text:span><text:span text:style-name="T6">與其推翻網路的影響，不如改變使用網路的習慣與心態。</text:span><text:span text:style-name="T8"><text:line-break/></text:span></text:p>
      <text:p text:style-name="P6"><text:span text:style-name="T5">陳真</text:span><text:span text:style-name="T6"><text:s/>  |  2020.07.01 03:10   |   </text:span><text:a xlink:type="simple" xlink:href="http://palinfo.habago.org/Entry?Command=Information_PrintForum&amp;iPage=1#FORUM39774"><text:span text:style-name="T7">#</text:span></text:a></text:p>
      <text:p text:style-name="P8"><text:span text:style-name="T8">Amy</text:span><text:span text:style-name="T6">好，謝謝你不介意我的直言。</text:span><text:span text:style-name="T8"><text:line-break/><text:line-break/></text:span><text:span text:style-name="T6">底下與你或與任何人都無關。</text:span><text:span text:style-name="T8"><text:line-break/><text:line-break/></text:span><text:span text:style-name="T6">許多時候，每當我跟人提起從未去過</text:span><text:span text:style-name="T8">KTV</text:span><text:span text:style-name="T6">時，人們總是覺得很訝異而難以置信。</text:span><text:span text:style-name="T8"><text:line-break/><text:line-break/></text:span><text:span text:style-name="T6">一個東西，當它對我毫無吸引力時，哪怕我是全世界唯一一個不曾接觸者，我也不會因此而跑去嘗試。不管多麼流行的事物，對我依舊不會因此而產生任何吸引力。</text:span><text:span text:style-name="T8"><text:line-break/><text:line-break/></text:span><text:span text:style-name="T6">我想說的是，很多時候，所謂流行不過就是被創造出來的一種現象，而不是因為它內在具有什麼價值或重要性。所謂臉書，在我看來就是這麼一回事。任何人都根本不需要它不是嗎？但卻搞得好像每個人都得有個什麼臉書似的，實在很不可思議。</text:span><text:span text:style-name="T8"><text:line-break/><text:line-break/></text:span><text:span text:style-name="T6">郵政興起時，開始有郵票，有郵差送信，人們便流行寫信，很溫馨，很時尚，沒事也要寫一寫信，可不能落人後。亨利梭羅對此很感冒。還好他死了，要不然，來到這樣一個喧囂吵鬧的網路年代、臉書年代，他恐怕會更想離群索居。</text:span><text:span text:style-name="T8"><text:line-break/><text:line-break/></text:span><text:span text:style-name="T6">我比梭羅正常一些，但若要說這一切所謂進步有多偉大，我也只能呵呵。從電話到手機，從郵政到</text:span><text:span text:style-name="T8">EMAIL</text:span><text:span text:style-name="T6">再到</text:span><text:span text:style-name="T8">LINE</text:span><text:span text:style-name="T6">等等等，這一切所謂進步，不知道究竟是進步了什麼碗糕。依我看，那只是更加消耗人們的心力，更加擠壓現代人早已所剩無幾的時間。</text:span><text:span text:style-name="T8"><text:line-break/><text:line-break/>R.M.Rilke</text:span><text:span text:style-name="T6">說，</text:span><text:span text:style-name="T8">"</text:span><text:span text:style-name="T6">除非不寫詩會死你才寫</text:span><text:span text:style-name="T8">"</text:span><text:span text:style-name="T6">。我看何止寫詩，寫字也一樣，不寫字會死你才寫，否則沒必要浪費時間在什麼社群網站上浩瀚無涯的垃圾資訊大海中灑一些毫無意義的口水。</text:span><text:span text:style-name="T8"><text:line-break/><text:line-break/></text:span><text:span text:style-name="T6">政治也是。如果你真的那麼有意見，那就公開掛牌有頭有臉地站出來，你手寫你心，當一名真正意義上的異議者，而不是整天神不知鬼不覺地在網路上罵東罵西；那就跟你躲在廁所裏，往牆上塗鴉罵東罵西有何兩樣？公廁牆上很多這類沒頭沒腦的無主文字，有任何意義嗎？</text:span><text:span text:style-name="T8"><text:line-break/><text:line-break/></text:span><text:span text:style-name="T6">我看很多所謂名人的臉書，隨便放個屁，說兩句鳥話，馬上動輒成千上萬人留言，往往三言兩語沒頭沒腦，而且誰是誰根本搞不清楚，感覺真是很不可思議，那是一群幽靈留言寫字給鬼看嗎？反倒是一個活生生的人，紮紮實實寫上幾句心裏話，也總勝過千萬篇幽靈式的廁所塗鴉。</text:span><text:span text:style-name="T8"><text:line-break/><text:line-break/></text:span><text:span text:style-name="T6">這年頭，幾乎沒有異議了，文字失去意義，失去重量。</text:span></text:p>
      <text:p text:style-name="P6"><text:span text:style-name="T6">Amy   |  2020.07.01 02:16   |   </text:span><text:a xlink:type="simple" xlink:href="http://palinfo.habago.org/Entry?Command=Information_PrintForum&amp;iPage=1#FORUM39773"><text:span text:style-name="T7">#</text:span></text:a></text:p>
      <text:p text:style-name="P7"><text:span text:style-name="T6">陳真先生您好：</text:span><text:span text:style-name="T8"><text:line-break/><text:line-break/></text:span><text:span text:style-name="T6">您無意冒犯，我也無意推翻。</text:span><text:span text:style-name="T8"><text:line-break/></text:span><text:span text:style-name="T6">本人不是幼稚園兒童，是一個年近三十號稱住院醫師卻成熟度堪憂的成人。</text:span><text:span text:style-name="T8"><text:line-break/></text:span><text:span text:style-name="T6">網路常常讓我很痛苦，但是依賴也很深，難以戒除。若要推翻，我想推翻的是網路對我的影響而不是您的言論，所以才想問明白您否定網路之言論的基礎。確實是有比較明白，原子筆的譬喻很淺顯易懂。</text:span><text:span text:style-name="T8"><text:line-break/></text:span><text:span text:style-name="T6">在我尋求改變的路上，您的回覆很有價值。</text:span><text:span text:style-name="T8"><text:line-break/><text:line-break/></text:span><text:span text:style-name="T6">因為我們素不相識，您不可能透過網路認識我，當然不可能字字句句百分之百對應我的狀況，但我會取可以參考之處再做思考。感謝您誠心不避冒犯的給予指教。</text:span><text:span text:style-name="T8"><text:line-break/><text:line-break/>Amy<text:line-break/><text:line-break/><text:line-break/></text:span></text:p>
      <text:p text:style-name="P6"><text:span text:style-name="T5">陳真</text:span><text:span text:style-name="T6"><text:s/>  |  2020.07.01 00:55   |   </text:span><text:a xlink:type="simple" xlink:href="http://palinfo.habago.org/Entry?Command=Information_PrintForum&amp;iPage=1#FORUM39772"><text:span text:style-name="T7">#</text:span></text:a></text:p>
      <text:p text:style-name="P8"><text:span text:style-name="T6">老羊，</text:span><text:span text:style-name="T8"><text:line-break/></text:span><text:span text:style-name="T6">誰的想法對？我的對？或是那本書講的對？跟年代或科學或心理學的什麼發展等等等，統統扯不上任何關係。這只跟說服力和品味有關。如果有人認為我說的比較迷人，那就迷人，倘若有人覺得那本書講得比較棒，那就棒。無關對錯，如此而已。</text:span><text:span text:style-name="T8"><text:line-break/><text:line-break/></text:span><text:span text:style-name="T6">陽陽，</text:span><text:span text:style-name="T8"><text:line-break/></text:span><text:span text:style-name="T6">我沒有說不需要理性，我只說，在道德信念上，理性臣服於感性。在數學上，當然就是理性做主。至於腦殘，他們並非擁有某種好或不好的思考方式，而是根本沒有思考可言，一如鸚鵡學舌。</text:span><text:span text:style-name="T8"><text:line-break/><text:line-break/>Amy</text:span><text:span text:style-name="T6">，</text:span><text:span text:style-name="T8"><text:line-break/></text:span><text:span text:style-name="T6">無意冒犯，但我確實是嚇了好幾跳，感覺真不可思議。</text:span><text:span text:style-name="T8">google</text:span><text:span text:style-name="T6">能找到巴勒網，所以</text:span><text:span text:style-name="T8">google</text:span><text:span text:style-name="T6">很有用，對你我都很棒？曾聽到一首歌，因此就知道了過去有雛妓這回事？關鍵字打入「雛妓」，</text:span><text:span text:style-name="T8">google</text:span><text:span text:style-name="T6">有資料跑出來？所以我講的有關於</text:span><text:span text:style-name="T8">google</text:span><text:span text:style-name="T6">或臉書的評論就被推翻了？</text:span><text:span text:style-name="T8"><text:line-break/><text:line-break/></text:span><text:span text:style-name="T6">我真不知道你們在想什麼？該不會是小學生或幼兒園小朋友吧？小朋友也不該這麼「單純」啊。</text:span><text:span text:style-name="T8"><text:line-break/><text:line-break/></text:span><text:span text:style-name="T6">我也沒有說什麼哪個年代的人比較懂歷史。不過，過往年代的人一般只是無知，網路年代的人卻不僅僅是無知，更是愚蠢。無知就是我不知道我所不知道的。愚蠢則是我不知道，甚至腦子被塞滿謊言，但卻以為我有</text:span><text:span text:style-name="T8">google</text:span><text:span text:style-name="T6">在手，我什麼都知道。</text:span><text:span text:style-name="T8"><text:line-break/><text:line-break/></text:span><text:span text:style-name="T6">如果你想理解一種科學，比方說畢式定理，不管年代多麼久遠，我相信</text:span><text:span text:style-name="T8">google</text:span><text:span text:style-name="T6">上一定能找到相關介紹。但光靠</text:span><text:span text:style-name="T8">google</text:span><text:span text:style-name="T6">，不會讓你成為一個數學家。如果你想了解胃潰瘍，我相信</text:span><text:span text:style-name="T8">google</text:span><text:span text:style-name="T6">上一定能找到各種相關介紹，但光靠</text:span><text:span text:style-name="T8">google</text:span><text:span text:style-name="T6">不可能讓你成為一個醫學專家或腸胃科醫師。為什麼呢？因為知識還不至於這麼低級，而且，知識是一種整體，你不可能懂得其中之一，除非你懂得與之相關的全部。</text:span><text:span text:style-name="T8"><text:line-break/><text:line-break/></text:span><text:span text:style-name="T6">科學與知識尚且如此複雜，更何況一種非關科學的問題。</text:span><text:span text:style-name="T8"><text:line-break/><text:line-break/></text:span><text:span text:style-name="T6">看到幾篇報導，就了解了一個時代？了解了一個族群的遭遇？</text:span><text:span text:style-name="T8"><text:line-break/><text:line-break/></text:span><text:span text:style-name="T6">網路及所謂社群網站如臉書之危害，很顯然是到達一種災難等級。我不是說應該消滅它，而是說它理當只是一種微不足道的工具。從報紙到網路的所謂進步，差不多就像從鉛筆進步到原子筆那樣，無甚意義，無關大局。但現代人卻似乎把大量時間投入到這些浪潮一般的海量垃圾資訊裏頭，然後以為自己知道了很多東西，真是荒唐到爆。</text:span><text:span text:style-name="T8"><text:line-break/><text:line-break/></text:span><text:span text:style-name="T6">阿水，</text:span><text:span text:style-name="T8"><text:line-break/></text:span><text:span text:style-name="T6">我怎麼會討厭心理學？我對心理學抱持高度敬意。當然，我講的是真正意義上的心理學，艱澀深奧，難乎其難，不是鬼扯蛋的那一種。</text:span></text:p>
      <text:p text:style-name="P6"><text:span text:style-name="T5">阿水</text:span><text:span text:style-name="T6"><text:s/>  |  2020.07.01 00:44   |   </text:span><text:a xlink:type="simple" xlink:href="http://palinfo.habago.org/Entry?Command=Information_PrintForum&amp;iPage=1#FORUM39771"><text:span text:style-name="T7">#</text:span></text:a></text:p>
      <text:p text:style-name="P7"><text:span text:style-name="T8">Amy</text:span><text:span text:style-name="T6">新同學，</text:span><text:span text:style-name="T8"><text:line-break/><text:line-break/></text:span><text:span text:style-name="T6">「人云亦云」</text:span><text:span text:style-name="T8"><text:line-break/></text:span><text:span text:style-name="T6">在網路找到的資料，永遠都是有人這麼說，而您被感動了，就自以為懂了，這就是「人云亦云」，不管您對所查到的資料，認同也好，反對也罷，最好記得這些都是二手資訊，當不得真。</text:span><text:span text:style-name="T8"><text:line-break/><text:line-break/></text:span><text:span text:style-name="T6">不論是任何世代的年輕人，如何不＂單純＂呢？其實陳醫師已經給了您答案，他說「理解一種事情需要投入，需要生活的親近性，需要下苦工，需要長年的關注，不是什麼網路上查得到查不到，我的天</text:span><text:span text:style-name="T8">!</text:span><text:span text:style-name="T6">你們居然是這樣子在理解事情。」</text:span><text:span text:style-name="T8"><text:line-break/><text:line-break/></text:span><text:span text:style-name="T6">我的理解那段話的意思是：請您移駕從網路雲端走下凡間，長期投入、長期關注，與您關注的對象保持生活的親近性，這整個過程需要下苦工，才能有助於您理一種事實。</text:span><text:span text:style-name="T8"><text:line-break/><text:line-break/></text:span><text:span text:style-name="T6">好比我連結的「人間雜誌」中採訪了幾個雛妓個案，一般人可能就當真了，以為自己就這樣瞭解了，但是如果有研究過法庭上證人的心理學（不好意思，提到了陳醫師討厭的東西），應該會懷疑：採訪的人員若是沒有長期與受訪的雛妓建立信任感，而且沒有與受訪者長期保持生活的親近性，受訪者很有可能就只是應付應付，或者察顏觀色給採者想要的答案，也因此採訪者永遠也問不出真相。</text:span><text:span text:style-name="T8"><text:line-break/><text:line-break/></text:span><text:span text:style-name="T6">於是可以這麼說：對於我們沒有親身參與的過去，不論您如何以現存的資料去理解，在陳醫師眼裡都是「一片空白」；即便您坐時光機回到過去，沒有照陳醫師上頭我引用的答案去做去理解，還是一樣會是「一片空白」。同樣的道理，沒有照著這個方式去理解當下，也會是「一片空白」，因為都是人云亦云。</text:span><text:span text:style-name="T8"><text:line-break/><text:line-break/></text:span><text:span text:style-name="T6">喔，對了，老同學應該都知道，應該附上一個聲明：「以上都是我個人的意見，不見得是陳醫師的意思」</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